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Calibri11" svg:font-family="Calibri1"/>
    <style:font-face style:name="Calibri2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/>
    <style:font-face style:name="Mono1" svg:font-family="Mono" style:font-pitch="fixed"/>
  </office:font-face-decls>
  <office:automatic-styles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902cm"/>
    </style:style>
    <style:style style:name="co7" style:family="table-column">
      <style:table-column-properties fo:break-before="auto" style:column-width="26.196cm"/>
    </style:style>
    <style:style style:name="co8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cm"/>
    </style:style>
    <style:style style:name="co10" style:family="table-column">
      <style:table-column-properties fo:break-before="auto" style:column-width="2.258cm"/>
    </style:style>
    <style:style style:name="co1" style:family="table-column">
      <style:table-column-properties fo:break-before="auto" style:column-width="2.91cm"/>
    </style:style>
    <style:style style:name="co11" style:family="table-column">
      <style:table-column-properties fo:break-before="auto" style:column-width="26.194cm"/>
    </style:style>
    <style:style style:name="co12" style:family="table-column">
      <style:table-column-properties fo:break-before="auto" style:column-width="1.508cm"/>
    </style:style>
    <style:style style:name="co13" style:family="table-column">
      <style:table-column-properties fo:break-before="auto" style:column-width="1.535cm"/>
    </style:style>
    <style:style style:name="co16" style:family="table-column">
      <style:table-column-properties fo:break-before="auto" style:column-width="27.374cm"/>
    </style:style>
    <style:style style:name="co17" style:family="table-column">
      <style:table-column-properties fo:break-before="auto" style:column-width="1.746cm"/>
    </style:style>
    <style:style style:name="ro8" style:family="table-row">
      <style:table-row-properties style:row-height="0.49cm" fo:break-before="auto" style:use-optimal-row-height="true"/>
    </style:style>
    <style:style style:name="ro9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ro1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2.18cm" fo:break-before="auto" style:use-optimal-row-height="false"/>
    </style:style>
    <style:style style:name="ro12" style:family="table-row">
      <style:table-row-properties style:row-height="1.184cm" fo:break-before="auto" style:use-optimal-row-height="false"/>
    </style:style>
    <style:style style:name="ro13" style:family="table-row">
      <style:table-row-properties style:row-height="0.524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2.157cm" fo:break-before="auto" style:use-optimal-row-height="true"/>
    </style:style>
    <style:style style:name="ro16" style:family="table-row">
      <style:table-row-properties style:row-height="2.177cm" fo:break-before="auto" style:use-optimal-row-height="false"/>
    </style:style>
    <style:style style:name="ro17" style:family="table-row">
      <style:table-row-properties style:row-height="1.185cm" fo:break-before="auto" style:use-optimal-row-height="false"/>
    </style:style>
    <style:style style:name="ro18" style:family="table-row">
      <style:table-row-properties style:row-height="1.762cm" fo:break-before="auto" style:use-optimal-row-height="true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ce96" style:family="table-cell" style:parent-style-name="Default" style:data-style-name="N0"/>
    <style:style style:name="ce103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5" style:family="table-cell" style:parent-style-name="Default">
      <style:table-cell-properties fo:background-color="#66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09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10" style:family="table-cell" style:parent-style-name="Default">
      <style:text-properties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12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3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4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15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16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7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8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2" fo:font-size="11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19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28ff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1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12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6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 style:data-style-name="N0">
      <style:table-cell-properties fo:border-bottom="none" fo:background-color="#e8f2a1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0">
      <style:table-cell-properties fo:border-bottom="none" fo:background-color="#00b05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0">
      <style:table-cell-properties fo:background-color="#ffd7d7" fo:wrap-option="wrap" fo:border="0.06pt solid #000000" style:vertical-align="automatic"/>
      <style:text-properties fo:font-size="12pt" style:font-size-asian="12pt" style:font-size-complex="12pt"/>
    </style:style>
    <style:style style:name="ce144" style:family="table-cell" style:parent-style-name="Default" style:data-style-name="N0">
      <style:table-cell-properties fo:background-color="#ffd7d7" fo:border="0.06pt solid #000000"/>
      <style:text-properties fo:font-size="12pt" style:font-size-asian="12pt" style:font-size-complex="12pt"/>
    </style:style>
    <style:style style:name="ce145" style:family="table-cell" style:parent-style-name="Default" style:data-style-name="N0">
      <style:table-cell-properties fo:background-color="#b4c7dc" fo:wrap-option="wrap" fo:border="0.06pt solid #000000" style:vertical-align="automatic"/>
      <style:text-properties fo:font-size="12pt" style:font-size-asian="12pt" style:font-size-complex="12pt"/>
    </style:style>
    <style:style style:name="ce146" style:family="table-cell" style:parent-style-name="Default" style:data-style-name="N0">
      <style:table-cell-properties fo:background-color="#e8f2a1" fo:wrap-option="wrap" fo:border="0.06pt solid #000000" style:vertical-align="automatic"/>
      <style:text-properties fo:font-size="12pt" style:font-size-asian="12pt" style:font-size-complex="12pt"/>
    </style:style>
    <style:style style:name="ce147" style:family="table-cell" style:parent-style-name="Default" style:data-style-name="N0">
      <style:table-cell-properties fo:background-color="#e0c2cd" fo:wrap-option="wrap" fo:border="0.06pt solid #000000" style:vertical-align="automatic"/>
      <style:text-properties fo:font-size="12pt" style:font-size-asian="12pt" style:font-size-complex="12pt"/>
    </style:style>
    <style:style style:name="ce148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fo:font-size="12pt" style:font-size-asian="12pt" style:font-size-complex="12pt"/>
    </style:style>
    <style:style style:name="ce149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1" fo:font-size="12pt" style:font-name-asian="Calibri11" style:font-size-asian="12pt" style:font-name-complex="Calibri11" style:font-size-complex="12pt"/>
    </style:style>
    <style:style style:name="ce151" style:family="table-cell" style:parent-style-name="Default" style:data-style-name="N0">
      <style:table-cell-properties fo:background-color="#00a933" fo:wrap-option="wrap" fo:border="0.06pt solid #000000" style:vertical-align="automatic"/>
      <style:text-properties fo:color="#ffffff" fo:font-size="12pt" style:font-size-asian="12pt" style:font-size-complex="12pt"/>
    </style:style>
    <style:style style:name="ce152" style:family="table-cell" style:parent-style-name="Default" style:data-style-name="N0">
      <style:table-cell-properties fo:background-color="transparent" fo:wrap-option="wrap" fo:border="0.06pt solid #000000" style:vertical-align="automatic"/>
      <style:text-properties fo:color="#ffffff" fo:font-size="12pt" style:font-size-asian="12pt" style:font-size-complex="12pt"/>
    </style:style>
    <style:style style:name="ce154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/>
    </style:style>
    <style:style style:name="ce176" style:family="table-cell" style:parent-style-name="Default" style:data-style-name="N0">
      <style:table-cell-properties fo:background-color="transparent" fo:border="0.06pt solid #000000"/>
    </style:style>
    <style:style style:name="ce182" style:family="table-cell" style:parent-style-name="Default" style:data-style-name="N0">
      <style:table-cell-properties fo:background-color="#81d41a" fo:wrap-option="wrap" fo:border="0.06pt solid #000000" style:vertical-align="automatic"/>
      <style:text-properties fo:color="#fff5ce" fo:font-size="12pt" fo:font-weight="bold" style:font-size-asian="12pt" style:font-weight-asian="bold" style:font-size-complex="12pt" style:font-weight-complex="bold"/>
    </style:style>
    <style:style style:name="ce198" style:family="table-cell" style:parent-style-name="Default" style:data-style-name="N0">
      <style:table-cell-properties fo:background-color="#81d41a" fo:wrap-option="wrap" fo:border="0.06pt solid #000000" style:vertical-align="automatic"/>
      <style:text-properties fo:font-size="12pt" style:font-size-asian="12pt" style:font-size-complex="12pt"/>
    </style:style>
    <style:style style:name="ce20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fo:font-size="13pt" fo:font-weight="bold" style:font-size-asian="13pt" style:font-weight-asian="bold" style:font-size-complex="13pt" style:font-weight-complex="bold"/>
    </style:style>
    <style:style style:name="ce203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fo:font-size="14pt" fo:font-weight="bold" style:font-size-asian="14pt" style:font-weight-asian="bold" style:font-size-complex="14pt" style:font-weight-complex="bold"/>
    </style:style>
    <style:style style:name="ce20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3pt" fo:font-weight="bold" style:font-size-asian="13pt" style:font-weight-asian="bold" style:font-size-complex="13pt" style:font-weight-complex="bold"/>
    </style:style>
    <style:style style:name="ce20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0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9" style:family="table-cell" style:parent-style-name="Default" style:data-style-name="N0">
      <style:text-properties fo:font-size="12pt" style:font-size-asian="12pt" style:font-size-complex="12pt"/>
    </style:style>
    <style:style style:name="ce91" style:family="table-cell" style:parent-style-name="Default" style:data-style-name="N0">
      <style:text-properties fo:color="#0028ff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0">
      <style:text-properties style:font-name="Calibri" fo:font-size="12pt" style:font-size-asian="12pt" style:font-size-complex="12pt"/>
    </style:style>
    <style:style style:name="ce36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 style:data-style-name="N0">
      <style:table-cell-properties fo:border-bottom="none" fo:background-color="#00a9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fo:background-color="#ffd7d7" fo:wrap-option="wrap" fo:border="0.06pt solid #000000" style:vertical-align="automatic"/>
      <style:text-properties style:font-name="Calibri" fo:font-size="12pt" style:font-size-asian="12pt" style:font-size-complex="12pt"/>
    </style:style>
    <style:style style:name="ce40" style:family="table-cell" style:parent-style-name="Default" style:data-style-name="N0">
      <style:table-cell-properties fo:background-color="#ffd7d7" fo:border="0.06pt solid #000000"/>
      <style:text-properties style:font-name="Calibri" fo:font-size="12pt" style:font-size-asian="12pt" style:font-size-complex="12pt"/>
    </style:style>
    <style:style style:name="ce41" style:family="table-cell" style:parent-style-name="Default" style:data-style-name="N0">
      <style:table-cell-properties fo:background-color="#b4c7dc" fo:wrap-option="wrap" fo:border="0.06pt solid #000000" style:vertical-align="automatic"/>
      <style:text-properties style:font-name="Calibri" fo:font-size="12pt" style:font-size-asian="12pt" style:font-size-complex="12pt"/>
    </style:style>
    <style:style style:name="ce42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" fo:font-size="12pt" style:font-size-asian="12pt" style:font-size-complex="12pt"/>
    </style:style>
    <style:style style:name="ce43" style:family="table-cell" style:parent-style-name="Default" style:data-style-name="N0">
      <style:table-cell-properties fo:background-color="#e0c2cd" fo:wrap-option="wrap" fo:border="0.06pt solid #000000" style:vertical-align="automatic"/>
      <style:text-properties style:font-name="Calibri" fo:font-size="12pt" style:font-size-asian="12pt" style:font-size-complex="12pt"/>
    </style:style>
    <style:style style:name="ce44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" fo:font-size="12pt" style:font-size-asian="12pt" style:font-size-complex="12pt"/>
    </style:style>
    <style:style style:name="ce88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" fo:font-size="11pt" style:font-size-asian="11pt" style:font-size-complex="11pt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style:font-name="Calibri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style:font-name="Calibri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0">
      <style:text-properties fo:color="#0028ff" style:font-name="Calibri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fo:background-color="transparent"/>
      <style:text-properties style:font-name="Calibri" fo:font-size="12pt" style:font-size-asian="12pt" style:font-size-complex="12pt"/>
    </style:style>
    <style:style style:name="ce98" style:family="table-cell" style:parent-style-name="Default" style:data-style-name="N0"/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0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1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2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4" style:family="table-cell" style:parent-style-name="Default">
      <style:table-cell-properties fo:background-color="#66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06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8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32" style:family="table-cell" style:parent-style-name="Default">
      <style:text-properties fo:font-size="12pt" style:font-size-asian="12pt" style:font-size-complex="12pt"/>
    </style:style>
    <style:style style:name="ce1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37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50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53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55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56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57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58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2" fo:font-size="11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59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28ff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16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6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6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16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>
      <style:table-cell-properties fo:background-color="transparent"/>
    </style:style>
    <style:style style:name="ce17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 style:data-style-name="N0">
      <style:text-properties fo:font-size="12pt" style:font-size-asian="12pt" style:font-size-complex="12pt"/>
    </style:style>
    <style:style style:name="ce177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0">
      <style:table-cell-properties fo:border-bottom="none" fo:background-color="#e8f2a1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 style:data-style-name="N0">
      <style:table-cell-properties fo:border-bottom="none" fo:background-color="#00b05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3" style:family="table-cell" style:parent-style-name="Default" style:data-style-name="N0">
      <style:table-cell-properties fo:background-color="#ffd7d7" fo:wrap-option="wrap" fo:border="0.06pt solid #000000" style:vertical-align="automatic"/>
      <style:text-properties fo:font-size="12pt" style:font-size-asian="12pt" style:font-size-complex="12pt"/>
    </style:style>
    <style:style style:name="ce184" style:family="table-cell" style:parent-style-name="Default" style:data-style-name="N0">
      <style:table-cell-properties fo:background-color="#ffd7d7" fo:border="0.06pt solid #000000"/>
      <style:text-properties fo:font-size="12pt" style:font-size-asian="12pt" style:font-size-complex="12pt"/>
    </style:style>
    <style:style style:name="ce185" style:family="table-cell" style:parent-style-name="Default" style:data-style-name="N0">
      <style:table-cell-properties fo:background-color="#b4c7dc" fo:wrap-option="wrap" fo:border="0.06pt solid #000000" style:vertical-align="automatic"/>
      <style:text-properties fo:font-size="12pt" style:font-size-asian="12pt" style:font-size-complex="12pt"/>
    </style:style>
    <style:style style:name="ce186" style:family="table-cell" style:parent-style-name="Default" style:data-style-name="N0">
      <style:table-cell-properties fo:background-color="#e8f2a1" fo:wrap-option="wrap" fo:border="0.06pt solid #000000" style:vertical-align="automatic"/>
      <style:text-properties fo:font-size="12pt" style:font-size-asian="12pt" style:font-size-complex="12pt"/>
    </style:style>
    <style:style style:name="ce187" style:family="table-cell" style:parent-style-name="Default" style:data-style-name="N0">
      <style:table-cell-properties fo:background-color="#e0c2cd" fo:wrap-option="wrap" fo:border="0.06pt solid #000000" style:vertical-align="automatic"/>
      <style:text-properties fo:font-size="12pt" style:font-size-asian="12pt" style:font-size-complex="12pt"/>
    </style:style>
    <style:style style:name="ce188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fo:font-size="12pt" style:font-size-asian="12pt" style:font-size-complex="12pt"/>
    </style:style>
    <style:style style:name="ce189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1" fo:font-size="12pt" style:font-name-asian="Calibri11" style:font-size-asian="12pt" style:font-name-complex="Calibri11" style:font-size-complex="12pt"/>
    </style:style>
    <style:style style:name="ce190" style:family="table-cell" style:parent-style-name="Default" style:data-style-name="N0">
      <style:table-cell-properties fo:background-color="#00a933" fo:wrap-option="wrap" fo:border="0.06pt solid #000000" style:vertical-align="automatic"/>
      <style:text-properties fo:color="#ffffff" fo:font-size="12pt" style:font-size-asian="12pt" style:font-size-complex="12pt"/>
    </style:style>
    <style:style style:name="ce191" style:family="table-cell" style:parent-style-name="Default" style:data-style-name="N0">
      <style:table-cell-properties fo:background-color="transparent" fo:wrap-option="wrap" fo:border="0.06pt solid #000000" style:vertical-align="automatic"/>
      <style:text-properties fo:color="#ffffff" fo:font-size="12pt" style:font-size-asian="12pt" style:font-size-complex="12pt"/>
    </style:style>
    <style:style style:name="ce192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/>
    </style:style>
    <style:style style:name="ce193" style:family="table-cell" style:parent-style-name="Default" style:data-style-name="N0">
      <style:table-cell-properties fo:background-color="transparent" fo:border="0.06pt solid #000000"/>
    </style:style>
    <style:style style:name="ce194" style:family="table-cell" style:parent-style-name="Default" style:data-style-name="N0">
      <style:table-cell-properties fo:background-color="#81d41a" fo:wrap-option="wrap" fo:border="0.06pt solid #000000" style:vertical-align="automatic"/>
      <style:text-properties fo:color="#fff5ce"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 style:data-style-name="N0">
      <style:table-cell-properties fo:background-color="#81d41a" fo:wrap-option="wrap" fo:border="0.06pt solid #000000" style:vertical-align="automatic"/>
      <style:text-properties fo:font-size="12pt" style:font-size-asian="12pt" style:font-size-complex="12pt"/>
    </style:style>
    <style:style style:name="ce19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fo:font-size="13pt" fo:font-weight="bold" style:font-size-asian="13pt" style:font-weight-asian="bold" style:font-size-complex="13pt" style:font-weight-complex="bold"/>
    </style:style>
    <style:style style:name="ce19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fo:font-size="14pt" fo:font-weight="bold" style:font-size-asian="14pt" style:font-weight-asian="bold" style:font-size-complex="14pt" style:font-weight-complex="bold"/>
    </style:style>
    <style:style style:name="ce199" style:family="table-cell" style:parent-style-name="Default" style:data-style-name="N0">
      <style:text-properties fo:color="#0028ff" fo:font-size="14pt" fo:font-weight="bold" style:font-size-asian="14pt" style:font-weight-asian="bold" style:font-size-complex="14pt" style:font-weight-complex="bold"/>
    </style:style>
    <style:style style:name="ce20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3pt" fo:font-weight="bold" style:font-size-asian="13pt" style:font-weight-asian="bold" style:font-size-complex="13pt" style:font-weight-complex="bold"/>
    </style:style>
    <style:style style:name="ce20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0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fo:color="#ff0000" loext:opacity="100%" style:text-underline-style="solid" style:text-underline-width="auto" style:text-underline-color="font-color"/>
    </style:style>
    <style:style style:name="T56" style:family="text">
      <style:text-properties fo:color="#ff0000" loext:opacity="100%"/>
    </style:style>
    <style:style style:name="T57" style:family="text">
      <style:text-properties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ff00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00" loext:opacity="100%"/>
    </style:style>
    <style:style style:name="T53" style:family="text">
      <style:text-properties style:text-outline="false" style:text-line-through-style="none" style:text-line-through-type="none" style:text-position="0% 100%" style:font-name="Calibri2" fo:font-style="normal" fo:text-shadow="none" style:text-underline-style="none" fo:font-weight="bold" style:font-size-asian="15pt" style:font-style-asian="normal" style:font-weight-asian="bold" style:font-name-complex="Calibri2" style:font-size-complex="15pt" style:font-style-complex="normal" style:font-weight-complex="bold"/>
    </style:style>
    <style:style style:name="T59" style:family="text">
      <style:text-properties fo:color="#ff8000" loext:opacity="100%"/>
    </style:style>
    <style:style style:name="T60" style:family="text">
      <style:text-properties style:text-outline="false" style:text-line-through-style="none" style:text-line-through-type="none" style:font-name="Calibri2" fo:font-size="12pt" fo:language="pt" fo:country="BR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Calibri2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61" style:family="text">
      <style:text-properties fo:color="#ffff38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Calibri2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62" style:family="text">
      <style:text-properties fo:color="#ffff38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color="#ffff38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ff38" loext:opacity="100%"/>
    </style:style>
    <style:style style:name="T65" style:family="text">
      <style:text-properties fo:color="#ffff38" loext:opacity="100%" fo:font-weight="bold" style:font-weight-asian="bold" style:font-weight-complex="bold"/>
    </style:style>
    <style:style style:name="T66" style:family="text">
      <style:text-properties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Calibri2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Calibri2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ffff38" loext:opacity="100%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angal" style:font-size-asian="14pt" style:language-asian="hi" style:country-asian="IN" style:font-style-asian="normal" style:font-weight-asian="normal" style:font-name-complex="Calibri2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ffff38" loext:opacity="100%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color="#ffff00" loext:opacity="100%" fo:font-weight="normal" style:font-weight-asian="normal" style:font-weight-complex="normal"/>
    </style:style>
    <style:style style:name="T72" style:family="text">
      <style:text-properties fo:color="#ffff00" loext:opacity="100%" style:text-underline-style="none" fo:font-weight="normal" style:font-weight-asian="normal" style:font-weight-complex="normal"/>
    </style:style>
    <style:style style:name="T73" style:family="text">
      <style:text-properties fo:color="#ffff00" loext:opacity="100%" style:font-name="Mono1"/>
    </style:style>
    <style:style style:name="T74" style:family="text">
      <style:text-properties fo:color="#ffff38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ffffff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ffffff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ffff00" loext:opacity="100%" fo:font-weight="normal" style:font-weight-asian="normal" style:font-weight-complex="normal"/>
    </style:style>
    <style:style style:name="T79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ffffff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ffff00" loext:opacity="100%" fo:font-weight="bold" style:font-weight-asian="bold" style:font-weight-complex="bold"/>
    </style:style>
    <style:style style:name="T84" style:family="text">
      <style:text-properties fo:color="#ffffff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color="#ffffff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ff6d6d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ffff00" loext:opacity="100%" style:text-outline="false" style:text-line-through-style="none" style:text-line-through-type="none" style:font-name="Calibri2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ffff00" loext:opacity="100%" style:text-outline="false" style:text-line-through-style="none" style:text-line-through-type="none" style:font-name="Calibri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color="#ff6d6d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2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color="#ffffff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ffff00" loext:opacity="100%" style:text-outline="false" style:text-line-through-style="none" style:text-line-through-type="none" style:font-name="Calibri2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ffff00" loext:opacity="100%" style:text-outline="false" style:text-line-through-style="none" style:text-line-through-type="none" style:font-name="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ffff00" loext:opacity="100%" style:text-outline="false" style:text-line-through-style="none" style:text-line-through-type="none" style:font-name="Calibri2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ffff00" loext:opacity="100%" style:text-outline="false" style:text-line-through-style="none" style:text-line-through-type="none" style:font-name="Mono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fo:font-size="11pt" fo:font-style="normal" fo:text-shadow="none" style:text-underline-style="solid" style:text-underline-width="auto" style:text-underline-color="font-color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solid" style:text-underline-width="auto" style:text-underline-color="font-color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3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6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4" style:family="text">
      <style:text-properties fo:color="#ff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5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0" style:family="text">
      <style:text-properties fo:color="#000000" loext:opacity="100%" style:text-outline="false" style:text-line-through-style="none" style:text-line-through-type="none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32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03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04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105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9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0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21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2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7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7" style:family="text">
      <style:text-properties fo:color="#ffff00" loext:opacity="100%" style:text-outline="false" style:text-line-through-style="none" style:text-line-through-type="none" style:font-name="Mono" fo:font-size="11pt" fo:font-style="normal" fo:text-shadow="none" style:text-underline-style="none" fo:font-weight="normal" style:font-name-asian="Mono" style:font-size-asian="11pt" style:font-style-asian="normal" style:font-weight-asian="normal" style:font-name-complex="Mono" style:font-size-complex="11pt" style:font-style-complex="normal" style:font-weight-complex="normal"/>
    </style:style>
    <style:style style:name="T28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48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06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107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38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39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08" style:family="text">
      <style:text-properties fo:color="#ff6d6d" loext:opacity="100%" style:text-outline="false" style:text-line-through-style="none" style:text-line-through-type="none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109" style:family="text">
      <style:text-properties fo:color="#ff6d6d" loext:opacity="100%" style:text-outline="false" style:text-line-through-style="none" style:text-line-through-type="none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110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11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112" style:family="text">
      <style:text-properties fo:color="#ff6d6d" loext:opacity="100%" style:text-outline="false" style:text-line-through-style="none" style:text-line-through-type="none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31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13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14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16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17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18" style:family="text">
      <style:text-properties fo:color="#ffff00" loext:opacity="100%" style:text-outline="false" style:text-line-through-style="none" style:text-line-through-type="none" style:font-name="Mono" fo:font-size="11pt" fo:font-style="normal" fo:text-shadow="none" style:text-underline-style="none" fo:font-weight="normal" style:font-name-asian="Mono" style:font-size-asian="11pt" style:font-style-asian="normal" style:font-weight-asian="normal" style:font-name-complex="Mono" style:font-size-complex="11pt" style:font-style-complex="normal" style:font-weight-complex="normal"/>
    </style:style>
    <style:style style:name="T119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39" style:family="text">
      <style:text-properties fo:color="#000000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/>
    </style:style>
    <style:style style:name="T140" style:family="text">
      <style:text-properties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 fo:color="#ff0000"/>
    </style:style>
    <style:style style:name="T141" style:family="text">
      <style:text-properties fo:font-size="11pt" fo:font-weight="normal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 fo:color="#ff0000" style:text-underline-style="none" style:text-underline-color="font-color"/>
    </style:style>
    <style:style style:name="T142" style:family="text">
      <style:text-properties fo:color="#ff0000"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/>
    </style:style>
    <style:style style:name="T143" style:family="text">
      <style:text-properties fo:color="#ff0000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weight-asian="normal" style:font-weight-complex="normal" style:font-style-asian="normal" style:font-style-complex="normal" fo:font-size="11pt" style:font-size-asian="11pt" style:font-size-complex="11pt"/>
    </style:style>
    <style:style style:name="T144" style:family="text">
      <style:text-properties fo:color="#ff0000" fo:font-size="11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/>
    </style:style>
    <style:style style:name="T145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/>
    </style:style>
    <style:style style:name="T146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 fo:color="#ff8000"/>
    </style:style>
    <style:style style:name="T147" style:family="text">
      <style:text-properties fo:color="#ff8000" fo:font-size="11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/>
    </style:style>
    <style:style style:name="T148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bold" style:font-weight-complex="bold" style:font-style-asian="normal" style:font-style-complex="normal"/>
    </style:style>
    <style:style style:name="T149" style:family="text">
      <style:text-properties fo:color="#ffff00"/>
    </style:style>
    <style:style style:name="T150" style:family="text">
      <style:text-properties fo:color="#ffffff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1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1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1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5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1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153" style:family="text">
      <style:text-properties fo:color="#000000" fo:font-weight="bold" style:font-weight-asian="bold" style:font-weight-complex="bold"/>
    </style:style>
    <style:style style:name="T154" style:family="text">
      <style:text-properties fo:color="#ffff38"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/>
    </style:style>
    <style:style style:name="T155" style:family="text">
      <style:text-properties fo:color="#ffff38"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font-weight="bold" style:font-weight-asian="bold" style:font-weight-complex="bold"/>
    </style:style>
    <style:style style:name="T156" style:family="text">
      <style:text-properties fo:color="#ffff38"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font-weight="normal" style:font-weight-asian="normal" style:font-weight-complex="normal"/>
    </style:style>
    <style:style style:name="T157" style:family="text">
      <style:text-properties fo:color="#ffff38" fo:font-size="11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/>
    </style:style>
    <style:style style:name="T158" style:family="text">
      <style:text-properties fo:color="#ffff38" fo:font-size="11pt" fo:font-weight="bold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bold" style:font-weight-complex="bold" style:font-style-asian="normal" style:font-style-complex="normal"/>
    </style:style>
    <style:style style:name="T159" style:family="text">
      <style:text-properties fo:color="#ffff38" fo:font-size="11pt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style-asian="normal" style:font-style-complex="normal" fo:font-weight="normal" style:font-weight-asian="normal" style:font-weight-complex="normal"/>
    </style:style>
    <style:style style:name="T160" style:family="text">
      <style:text-properties fo:color="#ffff38" fo:font-size="11pt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style-asian="normal" style:font-style-complex="normal" fo:font-weight="bold" style:font-weight-asian="bold" style:font-weight-complex="bold"/>
    </style:style>
    <style:style style:name="T16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/>
    </style:style>
    <style:style style:name="T162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 fo:color="#ffff00"/>
    </style:style>
    <style:style style:name="T163" style:family="text">
      <style:text-properties fo:color="#ffff38" style:text-underline-style="none" style:text-underline-color="font-color" style:text-line-through-type="none" fo:font-style="normal" style:text-outline="false" fo:text-shadow="none" style:font-name-asian="Calibri1" style:font-name-complex="Calibri1" style:font-style-asian="normal" style:font-style-complex="normal" fo:font-size="11pt" fo:font-weight="bold" style:font-size-asian="11pt" style:font-size-complex="11pt" style:font-weight-asian="bold" style:font-weight-complex="bold"/>
    </style:style>
    <style:style style:name="T164" style:family="text">
      <style:text-properties fo:color="#ffff38" style:text-underline-style="none" style:text-underline-color="font-color" style:text-line-through-type="none" fo:font-style="normal" style:text-outline="false" fo:text-shadow="none" style:font-name-asian="Calibri1" style:font-name-complex="Calibri1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T165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="Mono" style:font-name-asian="Mono" style:font-name-complex="Mono"/>
    </style:style>
    <style:style style:name="T166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-asian="Calibri1" style:font-name-complex="Calibri1"/>
    </style:style>
    <style:style style:name="T16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 fo:color="#ffffff"/>
    </style:style>
    <style:style style:name="T168" style:family="text">
      <style:text-properties fo:color="#ffffff"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/>
    </style:style>
    <style:style style:name="T16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 fo:color="#ffff00"/>
    </style:style>
    <style:style style:name="T170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/>
    </style:style>
    <style:style style:name="T171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color="#ffff00" fo:font-weight="bold" style:font-weight-asian="bold" style:font-weight-complex="bold"/>
    </style:style>
    <style:style style:name="T172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color="#ffff00" fo:font-weight="normal" style:font-weight-asian="normal" style:font-weight-complex="normal"/>
    </style:style>
    <style:style style:name="T173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font-weight="normal" style:font-weight-asian="normal" style:font-weight-complex="normal" fo:color="#ffffff"/>
    </style:style>
    <style:style style:name="T174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font-weight="normal" style:font-weight-asian="normal" style:font-weight-complex="normal" fo:color="#000000"/>
    </style:style>
    <style:style style:name="T175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font-weight="normal" style:font-weight-asian="normal" style:font-weight-complex="normal" fo:color="#ffff00"/>
    </style:style>
    <style:style style:name="T176" style:family="text">
      <style:text-properties fo:color="#ffff00" fo:font-size="11pt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style-asian="normal" style:font-style-complex="normal" fo:font-weight="bold" style:font-weight-asian="bold" style:font-weight-complex="bold"/>
    </style:style>
    <style:style style:name="T177" style:family="text">
      <style:text-properties fo:color="#ffff00" fo:font-size="11pt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style-asian="normal" style:font-style-complex="normal" fo:font-weight="normal" style:font-weight-asian="normal" style:font-weight-complex="normal"/>
    </style:style>
    <style:style style:name="T178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weight-asian="normal" style:font-weight-complex="normal" style:font-style-asian="normal" style:font-style-complex="normal"/>
    </style:style>
    <style:style style:name="T179" style:family="text">
      <style:text-properties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weight-asian="normal" style:font-weight-complex="normal" style:font-style-asian="normal" style:font-style-complex="normal" fo:color="#ffff00"/>
    </style:style>
    <style:style style:name="T180" style:family="text">
      <style:text-properties style:text-underline-style="none" style:text-underline-color="font-color" style:text-line-through-type="none" fo:font-style="normal" style:text-outline="false" fo:text-shadow="none" style:font-name-asian="Calibri1" style:font-name-complex="Calibri1" style:font-style-asian="normal" style:font-style-complex="normal" fo:color="#ffff00" fo:font-weight="bold" style:font-weight-asian="bold" style:font-weight-complex="bold"/>
    </style:style>
    <style:style style:name="T181" style:family="text">
      <style:text-properties style:text-underline-style="none" style:text-underline-color="font-color" style:text-line-through-type="none" fo:font-style="normal" style:text-outline="false" fo:text-shadow="none" style:font-name-asian="Calibri1" style:font-name-complex="Calibri1" style:font-style-asian="normal" style:font-style-complex="normal" fo:color="#ffffff" fo:font-weight="normal" style:font-weight-asian="normal" style:font-weight-complex="normal"/>
    </style:style>
    <style:style style:name="T182" style:family="text">
      <style:text-properties style:text-underline-style="none" style:text-underline-color="font-color" style:text-line-through-type="none" fo:font-style="normal" style:text-outline="false" fo:text-shadow="none" style:font-name-asian="Calibri1" style:font-name-complex="Calibri1" style:font-style-asian="normal" style:font-style-complex="normal" fo:color="#ff6d6d" fo:font-weight="bold" style:font-weight-asian="bold" style:font-weight-complex="bold"/>
    </style:style>
    <style:style style:name="T183" style:family="text">
      <style:text-properties style:text-underline-style="none" style:text-underline-color="font-color" style:text-line-through-type="none" fo:font-style="normal" style:text-outline="false" fo:text-shadow="none" style:font-name-asian="Calibri1" style:font-name-complex="Calibri1" style:font-style-asian="normal" style:font-style-complex="normal" fo:font-weight="normal" style:font-weight-asian="normal" style:font-weight-complex="normal" fo:color="#ffff00"/>
    </style:style>
    <style:style style:name="T184" style:family="text">
      <style:text-properties style:text-underline-style="none" style:text-underline-color="font-color" style:text-line-through-type="none" fo:font-style="normal" style:text-outline="false" fo:text-shadow="none" style:font-name-asian="Calibri1" style:font-name-complex="Calibri1" style:font-style-asian="normal" style:font-style-complex="normal" fo:color="#ffff00" fo:font-weight="normal" style:font-weight-asian="normal" style:font-weight-complex="normal"/>
    </style:style>
    <style:style style:name="T185" style:family="text">
      <style:text-properties style:text-underline-style="none" style:text-underline-color="font-color" style:text-line-through-type="none" fo:font-style="normal" style:text-outline="false" fo:text-shadow="none" style:font-name-asian="Calibri1" style:font-name-complex="Calibri1" style:font-style-asian="normal" style:font-style-complex="normal" fo:font-weight="bold" style:font-weight-asian="bold" style:font-weight-complex="bold" fo:color="#ff6d6d"/>
    </style:style>
    <style:style style:name="T186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/>
    </style:style>
    <style:style style:name="T187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/>
    </style:style>
    <style:style style:name="T188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1" style:font-name-complex="Calibri1"/>
    </style:style>
    <style:style style:name="T189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font-name="Mono" fo:font-size="11pt" style:font-name-asian="Mono" style:font-name-complex="Mono" style:font-size-asian="11pt" style:font-size-complex="11pt"/>
    </style:style>
    <style:style style:name="T190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font-size="11pt" style:font-size-asian="11pt" style:font-size-complex="11pt" style:font-name-asian="Calibri1" style:font-name-complex="Calibri1"/>
    </style:style>
    <style:style style:name="T191" style:family="text">
      <style:text-properties style:font-name="Calibri2" fo:font-weight="bold" style:text-underline-style="none" style:text-underline-color="font-color" style:text-line-through-type="none" fo:font-style="normal" style:text-outline="false" fo:text-shadow="none" style:text-position="0% 100%" style:font-name-complex="Calibri2" style:font-size-asian="15pt" style:font-size-complex="15pt" style:font-weight-asian="bold" style:font-weight-complex="bold" style:font-style-asian="normal" style:font-style-complex="normal"/>
    </style:style>
    <style:style style:name="T192" style:family="text">
      <style:text-properties style:text-underline-style="solid" style:text-underline-width="auto" style:text-underline-color="font-color" fo:color="#ff0000"/>
    </style:style>
    <style:style style:name="T193" style:family="text">
      <style:text-properties fo:color="#ff0000"/>
    </style:style>
    <style:style style:name="T194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5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96" style:family="text">
      <style:text-properties fo:color="#ff8000"/>
    </style:style>
    <style:style style:name="T197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198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199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200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201" style:family="text">
      <style:text-properties fo:color="#ffff38"/>
    </style:style>
    <style:style style:name="T202" style:family="text">
      <style:text-properties fo:color="#ffff38" fo:font-weight="bold" style:font-weight-asian="bold" style:font-weight-complex="bold"/>
    </style:style>
    <style:style style:name="T20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20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hi" style:country-asian="IN" style:font-name-asian="Mangal" style:font-size-asian="14pt" style:font-size-complex="14pt"/>
    </style:style>
    <style:style style:name="T20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zh" style:country-asian="CN" style:font-name-asian="Microsoft YaHei" style:font-size-asian="12pt" style:font-size-complex="12pt"/>
    </style:style>
    <style:style style:name="T207" style:family="text">
      <style:text-properties fo:font-weight="normal" style:font-weight-asian="normal" style:font-weight-complex="normal" fo:color="#ffff00"/>
    </style:style>
    <style:style style:name="T208" style:family="text">
      <style:text-properties fo:font-weight="normal" style:font-weight-asian="normal" style:font-weight-complex="normal" fo:color="#ffff00" style:text-underline-style="none" style:text-underline-color="font-color"/>
    </style:style>
    <style:style style:name="T209" style:family="text">
      <style:text-properties fo:color="#ffff00" style:font-name="Mono1"/>
    </style:style>
    <style:style style:name="T210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211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212" style:family="text">
      <style:text-properties fo:color="#ffffff"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3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214" style:family="text">
      <style:text-properties fo:color="#ffff00" fo:font-weight="normal" style:font-weight-asian="normal" style:font-weight-complex="normal"/>
    </style:style>
    <style:style style:name="T215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16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217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218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19" style:family="text">
      <style:text-properties fo:color="#ffff00" fo:font-weight="bold" style:font-weight-asian="bold" style:font-weight-complex="bold"/>
    </style:style>
    <style:style style:name="T220" style:family="text">
      <style:text-properties fo:color="#ffffff" style:font-name="Calibri2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1" style:family="text">
      <style:text-properties style:font-name="Calibri2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222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23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224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225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26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227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228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229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230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231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232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233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23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23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2"/>
    </style:style>
    <style:style style:name="T23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2"/>
    </style:style>
    <style:style style:name="T23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2" fo:color="#ffff00"/>
    </style:style>
    <style:style style:name="T23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1"/>
    </style:style>
    <style:style style:name="T23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 fo:color="#ffff38"/>
    </style:style>
    <style:style style:name="T240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color="#ffff38" fo:font-weight="bold" style:font-weight-asian="bold" style:font-weight-complex="bold"/>
    </style:style>
    <style:style style:name="T241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color="#ffff38" fo:font-weight="normal" style:font-weight-asian="normal" style:font-weight-complex="normal"/>
    </style:style>
    <style:style style:name="T242" style:family="text">
      <style:text-properties fo:color="#ffff00"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font-weight="bold" style:font-weight-asian="bold" style:font-weight-complex="bold"/>
    </style:style>
    <style:style style:name="T243" style:family="text">
      <style:text-properties fo:color="#ffff00"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font-weight="normal" style:font-weight-asian="normal" style:font-weight-complex="normal"/>
    </style:style>
    <style:style style:name="T244" style:family="text">
      <style:text-properties fo:color="#ff6d6d" fo:font-size="11pt" fo:font-weight="bold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bold" style:font-weight-complex="bold" style:font-style-asian="normal" style:font-style-complex="normal"/>
    </style:style>
    <style:style style:name="T245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style-asian="normal" style:font-style-complex="normal" fo:color="#ff6d6d" fo:font-weight="bold" style:font-weight-asian="bold" style:font-weight-complex="bold"/>
    </style:style>
    <style:style style:name="T246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style-asian="normal" style:font-style-complex="normal" fo:color="#ffff00" fo:font-weight="normal" style:font-weight-asian="normal" style:font-weight-complex="normal"/>
    </style:style>
    <style:style style:name="T247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style-asian="normal" style:font-style-complex="normal" fo:color="#ffff00" fo:font-weight="bold" style:font-weight-asian="bold" style:font-weight-complex="bold"/>
    </style:style>
    <style:style style:name="T248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style-asian="normal" style:font-style-complex="normal" fo:font-weight="bold" style:font-weight-asian="bold" style:font-weight-complex="bold" fo:color="#ff6d6d"/>
    </style:style>
    <style:style style:name="T24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 fo:color="#000000"/>
    </style:style>
    <style:style style:name="T25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/>
    </style:style>
    <style:style style:name="T25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 style:font-name-asian="Calibri1" style:font-name-complex="Calibri1"/>
    </style:style>
    <style:style style:name="T25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1" style:font-name-complex="Calibri1" fo:color="#000000"/>
    </style:style>
    <style:style style:name="T25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1" style:font-name-complex="Calibri1" fo:color="#ffff00"/>
    </style:style>
    <style:style style:name="T254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style:font-name="Mono" fo:font-size="11pt" style:font-name-asian="Mono" style:font-name-complex="Mono" style:font-size-asian="11pt" style:font-size-complex="11pt"/>
    </style:style>
    <style:style style:name="T255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fo:font-size="11pt" style:font-size-asian="11pt" style:font-size-complex="11pt" style:font-name-asian="Calibri1" style:font-name-complex="Calibri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e_2024" table:style-name="ta4">
        <table:table-column table:style-name="co1" table:default-cell-style-name="ce78"/>
        <table:table-column table:style-name="co16" table:default-cell-style-name="ce78"/>
        <table:table-column table:style-name="co17" table:default-cell-style-name="ce48"/>
        <table:table-column table:style-name="co4" table:default-cell-style-name="ce78"/>
        <table:table-column table:style-name="co5" table:number-columns-repeated="1020" table:default-cell-style-name="ce78"/>
        <table:table-row table:style-name="ro1">
          <table:table-cell table:style-name="ce21" office:value-type="string" calcext:value-type="string">
            <text:p>Matéria</text:p>
          </table:table-cell>
          <table:table-cell table:style-name="ce21" office:value-type="string" calcext:value-type="string">
            <text:p>Conteúdo</text:p>
          </table:table-cell>
          <table:table-cell table:style-name="ce46" office:value-type="string" calcext:value-type="string">
            <text:p>ESTUDO</text:p>
          </table:table-cell>
          <table:table-cell table:style-name="ce45" office:value-type="string" calcext:value-type="string">
            <text:p>REVISÃO</text:p>
          </table:table-cell>
          <table:table-cell table:style-name="ce21" table:number-columns-repeated="1020"/>
        </table:table-row>
        <table:table-row table:style-name="ro2">
          <table:table-cell table:style-name="ce34" office:value-type="string" calcext:value-type="string" table:number-columns-spanned="1" table:number-rows-spanned="9">
            <text:p>LÍNGUA PORTUGUESA</text:p>
          </table:table-cell>
          <table:table-cell table:style-name="ce39" office:value-type="string" calcext:value-type="string">
            <text:p>1 Leitura e interpretação de <text:span text:style-name="T139">diversos</text:span><text:span text:style-name="T140"> tipos de textos</text:span><text:span text:style-name="T141"> </text:span>(literários e não literários).</text:p>
          </table:table-cell>
          <table:table-cell table:number-columns-repeated="2" table:style-name="ce4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2 Sinônimos e antônim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3 Sentido próprio e figurado das palavras<text:span text:style-name="T142"> (conotativo ou </text:span><text:span text:style-name="T143">denotativo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4 Pontuação <text:span text:style-name="T144">(Quando usar e não usar a vírgul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5 Classes de palavra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6 Concordância nominal e verbal.<text:span text:style-name="T144"> (flexão de gênero, número e/ou pesso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7 Regências nominal e verbal. <text:span text:style-name="T142">(uso de preposições / </text:span><text:span text:style-name="T143">VTD ou VTI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8 Colocação pronominal<text:span text:style-name="T144"> (próclise, ênclise e mesóclise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9 Cras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table-cell table:style-name="ce36" office:value-type="string" calcext:value-type="string" table:number-columns-spanned="1" table:number-rows-spanned="13">
            <text:p>MATEMÁTICA</text:p>
          </table:table-cell>
          <table:table-cell table:style-name="ce41" office:value-type="string" calcext:value-type="string">
            <text:p>Adição, subtração, multiplicação, divisão, potenciação ou radiciação com números racionai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Representações fracionária ou decimal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Mínimo múltiplo comum (MMC)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Máximo divisor comum (MDC)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Porcentagem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azão e proporçã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gra de três simples ou composta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Sistema de equações do 1º grau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Equações do 2º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Grandezas e medidas – quantidade, tempo, comprimento, superfície, capacidade e massa <text:span text:style-name="T145">1m3 = 1000litro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lação entre grandezas – tabela ou gráfic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Tratamento da informação – média aritmética simples</text:p>
          </table:table-cell>
          <table:table-cell table:style-name="ce47" table:number-columns-repeated="2"/>
          <table:table-cell table:number-columns-repeated="1020"/>
        </table:table-row>
        <table:table-row table:style-name="ro3">
          <table:covered-table-cell/>
          <table:table-cell table:style-name="ce41" office:value-type="string" calcext:value-type="string">
            <text:p>Noções de Geometria – forma, ângulos, área, perímetro, volume, Teoremas de Pitágoras ou de Tale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table-cell table:style-name="ce37" office:value-type="string" calcext:value-type="string" table:number-columns-spanned="1" table:number-rows-spanned="6">
            <text:p>RACIOCÍNIO LÓGICO</text:p>
          </table:table-cell>
          <table:table-cell table:style-name="ce42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style-name="ce42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Estruturas lógicas<text:span text:style-name="T145"> </text:span><text:span text:style-name="T146">(tabela do sim ou não)</text:span></text:p>
          </table:table-cell>
          <table:table-cell table:style-name="ce47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lógicas de argumentação<text:span text:style-name="T147"> equivalência(=): p→q = q ou ~p = ~q → ~p negativa(~): p e ~q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Diagramas lógicos <text:span text:style-name="T147">Diagrama de Venn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Sequências <text:span text:style-name="T147">investigue a soma das diferença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Operação com conjuntos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table-cell table:style-name="ce81" office:value-type="string" calcext:value-type="string" table:number-columns-spanned="1" table:number-rows-spanned="80">
            <text:p>ESPECÍFICOS</text:p>
          </table:table-cell>
          <table:table-cell table:style-name="ce44" office:value-type="string" calcext:value-type="string">
            <text:p><text:span text:style-name="T148">Engenharia de Software</text:span>: ciclo de vida do software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gerenciamento de processos de negócio<text:span text:style-name="T149"> (BPM – Business Process Management)</text:span>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odelagem de process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análise de processo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desenho e melhoria de process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integração de process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48">Engenharia de requisitos</text:span>: técnicas de elicitação de requisit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gerenciamento de requisit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especificação de requisit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validação de requisit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48">Engenharia de usabilidade</text:span>: conceitos básicos e aplicações, critéri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recomendações e guias de estilo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de requisitos de usabilidade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métodos para avaliação de usabilidade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48">Metodologias de desenvolvimento de software</text:span>: padrões de projeto, 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50">processo unificado </text:span><text:span text:style-name="T151">(RUP)</text:span><text:span text:style-name="T152">,</text:span>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etodologias ágei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métricas e estimativas de software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qualidade de software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por pontos de função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e projeto orientados a objet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48">UML 2.2</text:span>: visão geral, modelos e diagrama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48">Bancos de dados</text:span>: conceitos gerai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50">sistema gerenciador de banco de dados (SGBD): MySQL, PostgreSQL </text:span><text:span text:style-name="T151">ler caderno!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técnicas de análise de desempenho e otimização de consultas SQL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Gestão e Governança de TI: gerenciamento de projetos – <text:span text:style-name="T148">PMBOK</text:span> 4ª edição: projetos e a organização, escritórios de projetos: modelos e características, processos, grupos de processos e áreas de conheciment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Gerenciamento de serviços – <text:span text:style-name="T148">ITIL</text:span> v3: conceitos básicos e objetivos, processos e funções de estratégia, desenho, transição e operação de serviço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governança de TI – <text:span text:style-name="T148">COBIT</text:span> 4.1: conceitos básicos e objetivos, requisitos da informação, recursos de tecnologia da informação, domínios, processos e objetivos de controle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qualidade de software – <text:span text:style-name="T148">CMMI</text:span> 1.2: conceitos básicos e objetivos, disciplinas e formas de representação, níveis de capacidade e maturidade, processos e categorias de process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48">Desenvolvimento de Sistemas</text:span>: Ajax HTML 5, Javascript, BootStrap, Desenvolvimento Web PHP Orientado a Objet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48">Framework</text:span>: Laravel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interoperabilidade de sistemas: <text:span text:style-name="T153">SOA</text:span> e <text:span text:style-name="T148">Web Service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48">Padrões</text:span>: XML <text:span text:style-name="T149">(eXtensible Markup Language)</text:span>, XSLT<text:span text:style-name="T149"> (eXtensible Stylesheet Language Transformation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UDDI <text:span text:style-name="T149">(Universal Description, Discovery, and Integration)</text:span>, WSDL <text:span text:style-name="T149">(Web Services Description Language) </text:span>e Soap<text:span text:style-name="T149"> (Simple Object Access Protocol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48">segurança</text:span> no desenvolvimento: práticas de programação segura e revisão de código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controles e <text:span text:style-name="T148">testes</text:span> de segurança para aplicações web e Web Service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lgoritmos e estruturas de dados e objetos<text:span text:style-name="T154"> (</text:span><text:span text:style-name="T155">listas</text:span><text:span text:style-name="T156">: fila, pilha, lista encadeada circular – </text:span><text:span text:style-name="T155">árvore</text:span><text:span text:style-name="T156">, </text:span><text:span text:style-name="T155">hashtables</text:span><text:span text:style-name="T156">, </text:span><text:span text:style-name="T155">grafos</text:span><text:span text:style-name="T156">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Tipos de dados: elementares e estruturados<text:span text:style-name="T157"> (int, float, char, boolean – string, objeto, música, imagen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Estruturas de controle de fluxo: <text:span text:style-name="T158">Condicionais</text:span><text:span text:style-name="T159">(também chamadas de Estruturas de Seleção IF ELSE, SWITCH CASE) e de </text:span><text:span text:style-name="T160">Repetição</text:span><text:span text:style-name="T159">(WHILE, DO-WHILE, FOR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gramação estruturada<text:span text:style-name="T154"> (Sequencial, Condicionais e Iterações) + (funções e procedimentos: criados para organização, compreensão, manutenção, reus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<text:span text:style-name="T161">Modularização </text:span><text:span text:style-name="T162">(Dividir o sistema em partes [classes, funções]. Facilita a detecção de erros, manutenção e reutilização do códig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Acoplamento entre módulos e coesão de módulos<text:span text:style-name="T154"> (o ideal é um sistema com</text:span><text:span text:style-name="T155"> Alta Coesão </text:span><text:span text:style-name="T156">e </text:span><text:span text:style-name="T163">Fraco Acoplamento</text:span><text:span text:style-name="T164"> para ter boa manutenibilidade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cedimentos e sub-rotinas <text:span text:style-name="T145">(palavras-chave: </text:span><text:span text:style-name="T165">void</text:span><text:span text:style-name="T166"> / </text:span><text:span text:style-name="T165">return</text:span><text:span text:style-name="T166">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hamadas por referência<text:span text:style-name="T154"> (aponta para o endereço de memória ‘&amp;’)</text:span><text:span text:style-name="T167"> e Chamadas por </text:span>valor <text:span text:style-name="T157">(só copia o dado para o parâmetr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6">
          <table:covered-table-cell/>
          <table:table-cell table:style-name="ce42" office:value-type="string" calcext:value-type="string">
            <text:p>Programação por eventos<text:span text:style-name="T145"> (disparo de ações na mudança de estado, envio de mensagens ao manipular interfaces gráfica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<text:span text:style-name="T168">Programação orientada a objetos, classes, objetos, métodos, mensagens, herança, polimorfismo, sobrecarga,</text:span> interfaces e pacotes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68">tratamento de exceção</text:span><text:span text:style-name="T169"> (throw, try catch, finally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HT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X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Javascript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HP <text:span text:style-name="T145">(linguagem interpretada [não-compilada], dinâmica pois não exige declarar a variável antes de usá-la, e fracamente tipada: não exige declarar o tipo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DHTML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#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JSP (Java Server Pages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Servlets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SP.Net (Active Server Pages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7">
          <table:covered-table-cell/>
          <table:table-cell table:style-name="ce42" office:value-type="string" calcext:value-type="string">
            <text:p>Arquiteturas de componentes: Microsoft COM, .Net, J2EE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L/SQ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JAX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S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gramação Web: conceitos fundamentais, persistência<text:span text:style-name="T145">(WebStorage)</text:span>, camadas<text:span text:style-name="T145">(MVC)</text:span> e design patterns<text:span text:style-name="T145">(GoF: Cretional, Structural e Behavioral)</text:span>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Web services usando REST<text:span text:style-name="T145">(design pattern/JSON)</text:span>, SOAP<text:span text:style-name="T145">(protocolo/XML)</text:span> e WebApi<text:span text:style-name="T145">(cliente/servidor)</text:span>: ModelagemUML e E-R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70">Noções sobre metodologias de análise, projeto e desenvolvimento de sistemas</text:span><text:span text:style-name="T167"> </text:span><text:span text:style-name="T169">(Agile/Scrum/XP)</text:span>, tecnologias web, frameworks de desenvolvimento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70">Modelagem UML</text:span><text:span text:style-name="T167"> </text:span><text:span text:style-name="T169">(diagramas </text:span><text:span text:style-name="T171">estruturais</text:span><text:span text:style-name="T172"> e </text:span><text:span text:style-name="T171">comportamentais</text:span><text:span text:style-name="T172">)</text:span><text:span text:style-name="T173"> </text:span><text:span text:style-name="T174">e E-R</text:span><text:span text:style-name="T175"> (entidade forte ou fraca, cardinalidade dos relacionamento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Banco de Dados: Conceitos de BD <text:span text:style-name="T145">(hierárquico, rede, relacional e OO)</text:span> e de SGBD, arquitetura de SGBD, Funções básicas de SGBD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Modelagem de Dados <text:span text:style-name="T168">(</text:span><text:span text:style-name="T169">tipos de modelos: </text:span>Modelo Conceitual<text:span text:style-name="T145">(DER)</text:span>, Modelo Lógico<text:span text:style-name="T145">(ficha da entidade)</text:span>, Modelo Físico<text:span text:style-name="T145">(identificação com tipos e restriçõe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70">Modelo entidade relacionamento</text:span><text:span text:style-name="T169"> (MER e sua representação gráfica: DER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Modelo relacional <text:span text:style-name="T145">(dados representados em </text:span><text:span text:style-name="T176">Tabelas</text:span><text:span text:style-name="T177">, [Entidade, atributo e relacionamento], </text:span><text:span text:style-name="T176">chaves primárias </text:span><text:span text:style-name="T177">e </text:span><text:span text:style-name="T176">estrangeira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Restrições de integridade<text:span text:style-name="T145"> (Domínio, Referencial, Vazio, Chave ou Definida pelo Usuári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Normalização e dependência funcional <text:span text:style-name="T145">(reduzir a redundância de dados para aumentar a integridade e desempenho, 1ª forma normal exige atomicidade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88" office:value-type="string" calcext:value-type="string">
            <text:p><text:span text:style-name="T178">Mapeamento E-R para relacional </text:span><text:span text:style-name="T179">[</text:span><text:span text:style-name="T180">Entidade</text:span><text:span text:style-name="T181"> </text:span><text:span text:style-name="T182">→</text:span><text:span text:style-name="T181"> </text:span><text:span text:style-name="T183">Tabela] [</text:span><text:span text:style-name="T180">Atributos</text:span><text:span text:style-name="T181"> </text:span><text:span text:style-name="T182">→</text:span><text:span text:style-name="T181"> </text:span><text:span text:style-name="T183">Colunas/campos] [</text:span><text:span text:style-name="T180">Relacionamento</text:span><text:span text:style-name="T184"> </text:span><text:span text:style-name="T182">→ </text:span><text:span text:style-name="T184">Cardinalidade] [Instância</text:span><text:span text:style-name="T180"> </text:span><text:span text:style-name="T185">→</text:span><text:span text:style-name="T181"> </text:span><text:span text:style-name="T183">Linhas/registros/tuplas]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Álgebra relacional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álculo relaciona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Linguagem SQL: Linguagem de definição de dados (DDL), Linguagem de manipulação de dados (DML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onceito de transação<text:span text:style-name="T145"> (executada como tarefa única, seguindo os princípios do ACID; cláusulas Commit, Rollback, begin-end transaction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Integridade de dados, concorrência, recuperação, distribuição, replicação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cedimentos armazenados ("Stored Procedures")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Gatilhos ("Triggers") <text:span text:style-name="T145">(stored procedure disparado por evento DML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8">
          <table:covered-table-cell/>
          <table:table-cell table:style-name="ce42" office:value-type="string" calcext:value-type="string">
            <text:p>Sistemas Gerenciadores de Banco de Dados: tabelas, visões <text:span text:style-name="T186">(selects armazenados na memória cache)</text:span>, índices<text:span text:style-name="T186"> (resumo de grandes tabelas)</text:span>, sequências <text:span text:style-name="T186">(criam um valor para uma chave primária)</text:span>, sinônimos <text:span text:style-name="T186">(referencia outro esquema de um BD distribuído)</text:span>, restrições <text:span text:style-name="T186">(regras para garantir a integridade)</text:span>, dicionário de dados<text:span text:style-name="T186"> (documento de metadados sobre a estrutura do BD)</text:span><text:span text:style-name="T167">, restrições de integridade </text:span><text:span text:style-name="T169">(domínio, referencial, vazio, chave ou definida pelo usuário)</text:span>, constraints<text:span text:style-name="T186">(de </text:span><text:span text:style-name="T187">TIPOS, NOT NULL, UNIQUE, PK, FK, DEFAULT, CHECK</text:span><text:span text:style-name="T188">)</text:span>, tipos de dados <text:span text:style-name="T186">(</text:span><text:span text:style-name="T187">int</text:span><text:span text:style-name="T188">, </text:span><text:span text:style-name="T187">char</text:span><text:span text:style-name="T188">, </text:span><text:span text:style-name="T187">varchar</text:span><text:span text:style-name="T188">, </text:span><text:span text:style-name="T187">float</text:span><text:span text:style-name="T188">, </text:span><text:span text:style-name="T189">date</text:span><text:span text:style-name="T190">)</text:span>, SQL, PL/SQL. <text:span text:style-name="T145">(e Suas cláusulas e funçõe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/>
          <table:table-cell table:number-columns-repeated="1022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2">
        <table:table-column table:style-name="co5" table:number-columns-repeated="1024" table:default-cell-style-name="ce98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1" table:style-name="ta2">
        <table:table-column table:style-name="co5" table:number-columns-repeated="1024" table:default-cell-style-name="ce98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efeitura_2022" table:style-name="ta3">
        <table:table-column table:style-name="co6" table:default-cell-style-name="ce132"/>
        <table:table-column table:style-name="co7" table:default-cell-style-name="Default"/>
        <table:table-column table:style-name="co8" table:default-cell-style-name="ce167"/>
        <table:table-column table:style-name="co4" table:default-cell-style-name="Default"/>
        <table:table-column table:style-name="co9" table:number-columns-repeated="1019" table:default-cell-style-name="Default"/>
        <table:table-column table:style-name="co10" table:default-cell-style-name="Default"/>
        <table:table-row table:style-name="ro9">
          <table:table-cell table:style-name="ce99" office:value-type="string" calcext:value-type="string">
            <text:p>Matéria</text:p>
          </table:table-cell>
          <table:table-cell table:style-name="ce136" office:value-type="string" calcext:value-type="string">
            <text:p>Conteúdo</text:p>
          </table:table-cell>
          <table:table-cell table:style-name="ce161" office:value-type="string" calcext:value-type="string">
            <text:p>ESTUDO</text:p>
          </table:table-cell>
          <table:table-cell table:style-name="ce168" office:value-type="string" calcext:value-type="string">
            <text:p>REVISÃO</text:p>
          </table:table-cell>
          <table:table-cell table:style-name="ce136" table:number-columns-repeated="1020"/>
        </table:table-row>
        <table:table-row table:style-name="ro2">
          <table:table-cell table:style-name="ce100" office:value-type="string" calcext:value-type="string" table:number-columns-spanned="1" table:number-rows-spanned="9">
            <text:p>LÍNGUA PORTUGUESA</text:p>
          </table:table-cell>
          <table:table-cell table:style-name="ce137" office:value-type="string" calcext:value-type="string">
            <text:p>1 Leitura e interpretação de <text:span text:style-name="T54">diversos</text:span><text:span text:style-name="T192"> tipos de textos</text:span><text:span text:style-name="T193"> </text:span>(literários e não literários).</text:p>
          </table:table-cell>
          <table:table-cell table:number-columns-repeated="2" table:style-name="ce16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0"/>
          <table:table-cell table:style-name="ce137" office:value-type="string" calcext:value-type="string">
            <text:p>2 Sinônimos e antônimos</text:p>
          </table:table-cell>
          <table:table-cell table:number-columns-repeated="2" table:style-name="ce16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0"/>
          <table:table-cell table:style-name="ce137" office:value-type="string" calcext:value-type="string">
            <text:p><text:span text:style-name="T194">3 Sentido próprio e figurado das palavras</text:span><text:span text:style-name="T195"> (conotativo ou </text:span><text:span text:style-name="T193">denotativo)</text:span></text:p>
          </table:table-cell>
          <table:table-cell table:number-columns-repeated="2" table:style-name="ce16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0"/>
          <table:table-cell table:style-name="ce137" office:value-type="string" calcext:value-type="string">
            <text:p>4 Pontuação <text:span text:style-name="T193">(Quando usar e não usar a vírgula)</text:span></text:p>
          </table:table-cell>
          <table:table-cell table:number-columns-repeated="2" table:style-name="ce16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0"/>
          <table:table-cell table:style-name="ce137" office:value-type="string" calcext:value-type="string">
            <text:p>5 Classes de palavras. </text:p>
          </table:table-cell>
          <table:table-cell table:number-columns-repeated="2" table:style-name="ce16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0"/>
          <table:table-cell table:style-name="ce150" office:value-type="string" calcext:value-type="string">
            <text:p>6 Concordância nominal e verbal.<text:span text:style-name="T193"> (flexão de gênero, número e/ou pessoa)</text:span></text:p>
          </table:table-cell>
          <table:table-cell table:number-columns-repeated="2" table:style-name="ce16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0"/>
          <table:table-cell table:style-name="ce137" office:value-type="string" calcext:value-type="string">
            <text:p><text:span text:style-name="T194">7 Regências nominal  e verbal. </text:span><text:span text:style-name="T195">(uso de preposições / </text:span><text:span text:style-name="T193">VTD ou VTI)</text:span></text:p>
          </table:table-cell>
          <table:table-cell table:number-columns-repeated="2" table:style-name="ce16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0"/>
          <table:table-cell table:style-name="ce137" office:value-type="string" calcext:value-type="string">
            <text:p>8  Colocação pronominal<text:span text:style-name="T193"> (próclise, ênclise e mesóclise)</text:span></text:p>
          </table:table-cell>
          <table:table-cell table:number-columns-repeated="2" table:style-name="ce16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0"/>
          <table:table-cell table:style-name="ce150" office:value-type="string" calcext:value-type="string">
            <text:p>9 Crase</text:p>
          </table:table-cell>
          <table:table-cell table:number-columns-repeated="2" table:style-name="ce16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1" office:value-type="string" calcext:value-type="string" table:number-columns-spanned="1" table:number-rows-spanned="13">
            <text:p>MATEMÁTICA</text:p>
          </table:table-cell>
          <table:table-cell table:style-name="ce153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16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2"/>
          <table:table-cell table:style-name="ce153" office:value-type="string" calcext:value-type="string">
            <text:p>Representações fracionária ou decimal.</text:p>
          </table:table-cell>
          <table:table-cell table:number-columns-repeated="2" table:style-name="ce16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2"/>
          <table:table-cell table:style-name="ce153" office:value-type="string" calcext:value-type="string">
            <text:p>Mínimo múltiplo comum (MMC)</text:p>
          </table:table-cell>
          <table:table-cell table:number-columns-repeated="2" table:style-name="ce16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2"/>
          <table:table-cell table:style-name="ce153" office:value-type="string" calcext:value-type="string">
            <text:p>Máximo divisor comum (MDC)</text:p>
          </table:table-cell>
          <table:table-cell table:number-columns-repeated="2" table:style-name="ce16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2"/>
          <table:table-cell table:style-name="ce153" office:value-type="string" calcext:value-type="string">
            <text:p>Porcentagem</text:p>
          </table:table-cell>
          <table:table-cell table:number-columns-repeated="2" table:style-name="ce16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2"/>
          <table:table-cell table:style-name="ce153" office:value-type="string" calcext:value-type="string">
            <text:p>Razão e proporção</text:p>
          </table:table-cell>
          <table:table-cell table:number-columns-repeated="2" table:style-name="ce16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2"/>
          <table:table-cell table:style-name="ce153" office:value-type="string" calcext:value-type="string">
            <text:p>Regra de três simples ou composta </text:p>
          </table:table-cell>
          <table:table-cell table:number-columns-repeated="2" table:style-name="ce16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2"/>
          <table:table-cell table:style-name="ce153" office:value-type="string" calcext:value-type="string">
            <text:p>Sistema de equações do 1º grau </text:p>
          </table:table-cell>
          <table:table-cell table:number-columns-repeated="2" table:style-name="ce16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2"/>
          <table:table-cell table:style-name="ce153" office:value-type="string" calcext:value-type="string">
            <text:p>Equações do 2º </text:p>
          </table:table-cell>
          <table:table-cell table:number-columns-repeated="2" table:style-name="ce16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2"/>
          <table:table-cell table:style-name="ce153" office:value-type="string" calcext:value-type="string">
            <text:p>Grandezas e medidas – quantidade, tempo, comprimento, superfície, capacidade e massa <text:span text:style-name="T149">1m3 = 1000litros</text:span></text:p>
          </table:table-cell>
          <table:table-cell table:number-columns-repeated="2" table:style-name="ce16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2"/>
          <table:table-cell table:style-name="ce153" office:value-type="string" calcext:value-type="string">
            <text:p>Relação entre grandezas – tabela ou gráfico </text:p>
          </table:table-cell>
          <table:table-cell table:number-columns-repeated="2" table:style-name="ce16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2"/>
          <table:table-cell table:style-name="ce153" office:value-type="string" calcext:value-type="string">
            <text:p>Tratamento da informação – média aritmética simples </text:p>
          </table:table-cell>
          <table:table-cell table:number-columns-repeated="2" table:style-name="ce16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101"/>
          <table:table-cell table:style-name="ce153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162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104" office:value-type="string" calcext:value-type="string" table:number-columns-spanned="1" table:number-rows-spanned="2">
            <text:p><text:span text:style-name="T191">ATUALIDADES</text:span></text:p>
            <text:p/>
          </table:table-cell>
          <table:table-cell table:style-name="ce106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106" table:number-columns-repeated="2"/>
          <table:table-cell table:style-name="ce172" table:number-columns-repeated="1020"/>
        </table:table-row>
        <table:table-row table:style-name="ro1">
          <table:covered-table-cell table:style-name="ce106"/>
          <table:table-cell table:style-name="ce106" office:value-type="string" calcext:value-type="string">
            <text:p>Anúncio remarcando provas publicado dia 30/08. (provavelmente serão questões do primeiro trimestre de 2020)</text:p>
          </table:table-cell>
          <table:table-cell table:style-name="ce106" table:number-columns-repeated="2"/>
          <table:table-cell table:style-name="ce172" table:number-columns-repeated="1020"/>
        </table:table-row>
        <table:table-row table:style-name="ro4">
          <table:table-cell table:style-name="ce107" office:value-type="string" calcext:value-type="string" table:number-columns-spanned="1" table:number-rows-spanned="6">
            <text:p>RACIOCÍNIO LÓGICO</text:p>
          </table:table-cell>
          <table:table-cell table:style-name="ce106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106" table:number-columns-repeated="2"/>
          <table:table-cell table:number-columns-repeated="1020"/>
        </table:table-row>
        <table:table-row table:style-name="ro10">
          <table:covered-table-cell table:style-name="ce107"/>
          <table:table-cell table:style-name="ce155" office:value-type="string" calcext:value-type="string">
            <text:p>Estruturas lógicas<text:span text:style-name="T149"> </text:span><text:span text:style-name="T196">(tabela do sim ou não)</text:span></text:p>
          </table:table-cell>
          <table:table-cell table:number-columns-repeated="2" table:style-name="ce16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7"/>
          <table:table-cell table:style-name="ce155" office:value-type="string" calcext:value-type="string">
            <text:p>lógicas de argumentação<text:span text:style-name="T196"> equivalência(=): p→q = q ou ~p = ~q → ~p          negativa(~): p e ~q</text:span></text:p>
          </table:table-cell>
          <table:table-cell table:number-columns-repeated="2" table:style-name="ce16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7"/>
          <table:table-cell table:style-name="ce155" office:value-type="string" calcext:value-type="string">
            <text:p>Diagramas lógicos <text:span text:style-name="T196">Diagrama de Venn</text:span></text:p>
          </table:table-cell>
          <table:table-cell table:number-columns-repeated="2" table:style-name="ce16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7"/>
          <table:table-cell table:style-name="ce155" office:value-type="string" calcext:value-type="string">
            <text:p>Sequências <text:span text:style-name="T196">investigue a soma das diferenças</text:span></text:p>
          </table:table-cell>
          <table:table-cell table:number-columns-repeated="2" table:style-name="ce16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7"/>
          <table:table-cell table:style-name="ce106" office:value-type="string" calcext:value-type="string">
            <text:p>Operação com conjuntos</text:p>
          </table:table-cell>
          <table:table-cell table:style-name="ce106" table:number-columns-repeated="2"/>
          <table:table-cell table:number-columns-repeated="1020"/>
        </table:table-row>
        <table:table-row table:style-name="ro2">
          <table:table-cell table:style-name="ce108"/>
          <table:table-cell table:style-name="ce156" office:value-type="string" calcext:value-type="string">
            <text:p><text:span text:style-name="T197">Algoritmos e estruturas de dados e objetos</text:span><text:span text:style-name="T198"> (</text:span><text:span text:style-name="T199">listas</text:span><text:span text:style-name="T200">: fila, </text:span><text:span text:style-name="T198">pilha, lista encadeada circular – </text:span><text:span text:style-name="T199">árvore</text:span><text:span text:style-name="T198">, </text:span><text:span text:style-name="T199">hashtables</text:span><text:span text:style-name="T198">, </text:span><text:span text:style-name="T199">grafos</text:span><text:span text:style-name="T200">)</text:span>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8"/>
          <table:table-cell table:style-name="ce156" office:value-type="string" calcext:value-type="string">
            <text:p>Tipos de dados: elementares e estruturados<text:span text:style-name="T201"> (int, float, char, boolean – string, objeto, música, imagens)</text:span>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08"/>
          <table:table-cell table:style-name="ce156" office:value-type="string" calcext:value-type="string">
            <text:p>Estruturas de controle de fluxo: <text:span text:style-name="T202">Condicionais</text:span><text:span text:style-name="T201">(também chamadas de Estruturas de Seleção IF ELSE, SWITCH CASE) e de </text:span><text:span text:style-name="T202">Repetição</text:span><text:span text:style-name="T201">(WHILE, DO-WHILE, FOR)</text:span>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08"/>
          <table:table-cell table:style-name="ce156" office:value-type="string" calcext:value-type="string">
            <text:p><text:span text:style-name="T203">Programação estruturada</text:span><text:span text:style-name="T204"> (</text:span><text:span text:style-name="T205">Sequencial, Condicionais e Iterações) + </text:span><text:span text:style-name="T206">(funções e procedimentos: criados para organização, compreensão, manutenção, reuso)</text:span>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8"/>
          <table:table-cell table:style-name="ce156" office:value-type="string" calcext:value-type="string">
            <text:p><text:span text:style-name="T70">Modularização </text:span><text:span text:style-name="T207">(D</text:span><text:span text:style-name="T208">ividir o sistema em partes [classes, funções]. Facilita a detecção de erros, manutenção e reutilização do código)</text:span>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8"/>
          <table:table-cell table:style-name="ce156" office:value-type="string" calcext:value-type="string">
            <text:p><text:span text:style-name="T197">Acoplamento entre módulos e coesão de módulos</text:span><text:span text:style-name="T198"> (o ideal é um sistema com</text:span><text:span text:style-name="T199"> Alta Coesão </text:span><text:span text:style-name="T200">e </text:span><text:span text:style-name="T202">Fraco Acoplamento</text:span><text:span text:style-name="T201"> para ter boa manutenibilidade)</text:span></text:p>
          </table:table-cell>
          <table:table-cell table:style-name="ce163" office:value-type="string" calcext:value-type="string">
            <text:p>OK</text:p>
          </table:table-cell>
          <table:table-cell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8"/>
          <table:table-cell table:style-name="ce156" office:value-type="string" calcext:value-type="string">
            <text:p>Procedimentos e sub-rotinas <text:span text:style-name="T149"> (palavras-chave: </text:span><text:span text:style-name="T209">void</text:span><text:span text:style-name="T149"> / </text:span><text:span text:style-name="T209">return</text:span><text:span text:style-name="T149">)</text:span>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8"/>
          <table:table-cell table:style-name="ce156" office:value-type="string" calcext:value-type="string">
            <text:p><text:span text:style-name="T194">Chamadas por referência</text:span><text:span text:style-name="T210"> (aponta para o endereço de memória ‘&amp;’)</text:span><text:span text:style-name="T211"> e Chamadas por </text:span>valor <text:span text:style-name="T201">(só copia o dado para o parâmetro)</text:span>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8"/>
          <table:table-cell table:style-name="ce156" office:value-type="string" calcext:value-type="string">
            <text:p>Programação por eventos<text:span text:style-name="T149"> (disparo de ações na mudança de estado, envio de mensagens ao manipular interfaces gráficas)</text:span>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8"/>
          <table:table-cell table:style-name="ce156" office:value-type="string" calcext:value-type="string">
            <text:p><text:span text:style-name="T212">Programação orientada a objetos, classes, objetos, métodos, mensagens, herança, polimorfismo, sobrecarga,</text:span> interfaces e pacotes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8"/>
          <table:table-cell table:style-name="ce156" office:value-type="string" calcext:value-type="string">
            <text:p><text:span text:style-name="T212">tratamento de exceção</text:span><text:span text:style-name="T213"> (throw, try catch, finally)</text:span>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8"/>
          <table:table-cell table:style-name="ce156" office:value-type="string" calcext:value-type="string">
            <text:p>HTML </text:p>
          </table:table-cell>
          <table:table-cell table:style-name="ce163" office:value-type="string" calcext:value-type="string">
            <text:p>OK</text:p>
          </table:table-cell>
          <table:table-cell table:style-name="ce163"/>
          <table:table-cell table:number-columns-repeated="1020"/>
        </table:table-row>
        <table:table-row table:style-name="ro10">
          <table:table-cell table:style-name="ce108"/>
          <table:table-cell table:style-name="ce156" office:value-type="string" calcext:value-type="string">
            <text:p>XML </text:p>
          </table:table-cell>
          <table:table-cell table:style-name="ce163" office:value-type="string" calcext:value-type="string">
            <text:p>OK</text:p>
          </table:table-cell>
          <table:table-cell table:style-name="ce163"/>
          <table:table-cell table:number-columns-repeated="1020"/>
        </table:table-row>
        <table:table-row table:style-name="ro2">
          <table:table-cell table:style-name="ce108"/>
          <table:table-cell table:style-name="ce156" office:value-type="string" calcext:value-type="string">
            <text:p>Javascript </text:p>
          </table:table-cell>
          <table:table-cell table:style-name="ce163" office:value-type="string" calcext:value-type="string">
            <text:p>OK</text:p>
          </table:table-cell>
          <table:table-cell table:style-name="ce163"/>
          <table:table-cell table:number-columns-repeated="1020"/>
        </table:table-row>
        <table:table-row table:style-name="ro2">
          <table:table-cell table:style-name="ce108"/>
          <table:table-cell table:style-name="ce156" office:value-type="string" calcext:value-type="string">
            <text:p>PHP <text:span text:style-name="T149">(linguagem interpretada [não-compilada], dinâmica pois não exige declarar a variável antes de usá-la, e fracamente tipada: não exige declarar o tipo)</text:span></text:p>
          </table:table-cell>
          <table:table-cell table:style-name="ce163" office:value-type="string" calcext:value-type="string">
            <text:p>OK</text:p>
          </table:table-cell>
          <table:table-cell table:style-name="ce163"/>
          <table:table-cell table:number-columns-repeated="1020"/>
        </table:table-row>
        <table:table-row table:style-name="ro2">
          <table:table-cell table:style-name="ce108"/>
          <table:table-cell table:style-name="ce157" office:value-type="string" calcext:value-type="string">
            <text:p>DHTML </text:p>
          </table:table-cell>
          <table:table-cell table:style-name="ce157" table:number-columns-repeated="2"/>
          <table:table-cell table:number-columns-repeated="1020"/>
        </table:table-row>
        <table:table-row table:style-name="ro2">
          <table:table-cell table:style-name="ce108"/>
          <table:table-cell table:style-name="ce157" office:value-type="string" calcext:value-type="string">
            <text:p>C# </text:p>
          </table:table-cell>
          <table:table-cell table:style-name="ce157" table:number-columns-repeated="2"/>
          <table:table-cell table:number-columns-repeated="1020"/>
        </table:table-row>
        <table:table-row table:style-name="ro2">
          <table:table-cell table:style-name="ce108"/>
          <table:table-cell table:style-name="ce157" office:value-type="string" calcext:value-type="string">
            <text:p>JSP (Java Server Pages)</text:p>
          </table:table-cell>
          <table:table-cell table:style-name="ce157" table:number-columns-repeated="2"/>
          <table:table-cell table:number-columns-repeated="1020"/>
        </table:table-row>
        <table:table-row table:style-name="ro2">
          <table:table-cell table:style-name="ce108"/>
          <table:table-cell table:style-name="ce157" office:value-type="string" calcext:value-type="string">
            <text:p>Servlets </text:p>
          </table:table-cell>
          <table:table-cell table:style-name="ce157" table:number-columns-repeated="2"/>
          <table:table-cell table:number-columns-repeated="1020"/>
        </table:table-row>
        <table:table-row table:style-name="ro2">
          <table:table-cell table:style-name="ce108"/>
          <table:table-cell table:style-name="ce157" office:value-type="string" calcext:value-type="string">
            <text:p>ASP.Net (Active Server Pages)</text:p>
          </table:table-cell>
          <table:table-cell table:style-name="ce157" table:number-columns-repeated="2"/>
          <table:table-cell table:number-columns-repeated="1020"/>
        </table:table-row>
        <table:table-row table:style-name="ro2">
          <table:table-cell table:style-name="ce108"/>
          <table:table-cell table:style-name="ce157" office:value-type="string" calcext:value-type="string">
            <text:p>Arquiteturas de componentes: Microsoft COM, .Net, J2EE. </text:p>
          </table:table-cell>
          <table:table-cell table:style-name="ce157" table:number-columns-repeated="2"/>
          <table:table-cell table:number-columns-repeated="1020"/>
        </table:table-row>
        <table:table-row table:style-name="ro2">
          <table:table-cell table:style-name="ce108"/>
          <table:table-cell table:style-name="ce156" office:value-type="string" calcext:value-type="string">
            <text:p>PL/SQL</text:p>
          </table:table-cell>
          <table:table-cell table:style-name="ce163" office:value-type="string" calcext:value-type="string">
            <text:p>OK</text:p>
          </table:table-cell>
          <table:table-cell table:style-name="ce163"/>
          <table:table-cell table:number-columns-repeated="1020"/>
        </table:table-row>
        <table:table-row table:style-name="ro10">
          <table:table-cell table:style-name="ce108"/>
          <table:table-cell table:style-name="ce156" office:value-type="string" calcext:value-type="string">
            <text:p>AJAX </text:p>
          </table:table-cell>
          <table:table-cell table:style-name="ce163" office:value-type="string" calcext:value-type="string">
            <text:p>OK</text:p>
          </table:table-cell>
          <table:table-cell table:style-name="ce163"/>
          <table:table-cell table:number-columns-repeated="1020"/>
        </table:table-row>
        <table:table-row table:style-name="ro2">
          <table:table-cell table:style-name="ce108"/>
          <table:table-cell table:style-name="ce156" office:value-type="string" calcext:value-type="string">
            <text:p>CSS </text:p>
          </table:table-cell>
          <table:table-cell table:style-name="ce163" office:value-type="string" calcext:value-type="string">
            <text:p>OK</text:p>
          </table:table-cell>
          <table:table-cell table:style-name="ce170"/>
          <table:table-cell table:number-columns-repeated="1020"/>
        </table:table-row>
        <table:table-row table:style-name="ro10">
          <table:table-cell table:style-name="ce108"/>
          <table:table-cell table:style-name="ce156" office:value-type="string" calcext:value-type="string">
            <text:p>Programação Web: conceitos fundamentais, persistência<text:span text:style-name="T214">(WebStorage)</text:span>, camadas<text:span text:style-name="T149">(MVC)</text:span> e design patterns<text:span text:style-name="T149">(GoF: Cretional, Structural e Behavioral)</text:span>. 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8"/>
          <table:table-cell table:style-name="ce156" office:value-type="string" calcext:value-type="string">
            <text:p>Web services usando REST<text:span text:style-name="T149">(design pattern/JSON)</text:span>, SOAP<text:span text:style-name="T149">(protocolo/XML)</text:span> e WebApi<text:span text:style-name="T149">(cliente/servidor)</text:span>: ModelagemUML e E-R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8"/>
          <table:table-cell table:style-name="ce156" office:value-type="string" calcext:value-type="string">
            <text:p><text:span text:style-name="T212">Noções sobre metodologias de análise, projeto e desenvolvimento de sistemas </text:span><text:span text:style-name="T213">(Agile/Scrum/XP)</text:span>, tecnologias web, frameworks de desenvolvimento </text:p>
          </table:table-cell>
          <table:table-cell table:number-columns-repeated="2" table:style-name="ce16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8"/>
          <table:table-cell table:style-name="ce156" office:value-type="string" calcext:value-type="string">
            <text:p><text:span text:style-name="T212">Modelagem UML </text:span><text:span text:style-name="T213">(diagramas </text:span><text:span text:style-name="T215">estruturais</text:span><text:span text:style-name="T216"> e </text:span><text:span text:style-name="T215">comportamentais</text:span><text:span text:style-name="T216">)</text:span><text:span text:style-name="T217"> e E-R</text:span><text:span text:style-name="T218"> (entidade forte ou fraca, cardinalidade dos relacionamentos)</text:span></text:p>
          </table:table-cell>
          <table:table-cell table:style-name="ce163" office:value-type="string" calcext:value-type="string">
            <text:p>OK</text:p>
          </table:table-cell>
          <table:table-cell table:style-name="ce17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8"/>
          <table:table-cell table:style-name="ce156" office:value-type="string" calcext:value-type="string">
            <text:p>Banco de Dados: Conceitos de BD <text:span text:style-name="T149">(hierárquico, rede, relacional e OO)</text:span> e de SGBD, arquitetura de SGBD, Funções básicas de SGBD </text:p>
          </table:table-cell>
          <table:table-cell table:style-name="ce164" office:value-type="string" calcext:value-type="string">
            <text:p>OK</text:p>
          </table:table-cell>
          <table:table-cell table:style-name="ce17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8"/>
          <table:table-cell table:style-name="ce156" office:value-type="string" calcext:value-type="string">
            <text:p><text:span text:style-name="T194">Modelagem de Dados </text:span><text:span text:style-name="T211"> (</text:span><text:span text:style-name="T213">tipos de modelos: </text:span>Modelo Conceitual<text:span text:style-name="T149">(DER)</text:span>, Modelo Lógico<text:span text:style-name="T149">(ficha da entidade)</text:span>, Modelo Físico<text:span text:style-name="T149">(identificação com tipos e restrições)</text:span> </text:p>
          </table:table-cell>
          <table:table-cell table:style-name="ce164" office:value-type="string" calcext:value-type="string">
            <text:p>OK</text:p>
          </table:table-cell>
          <table:table-cell table:style-name="ce17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8"/>
          <table:table-cell table:style-name="ce156" office:value-type="string" calcext:value-type="string">
            <text:p><text:span text:style-name="T212">Modelo entidade relacionamento</text:span><text:span text:style-name="T213"> (MER e sua representação gráfica: DER)</text:span></text:p>
          </table:table-cell>
          <table:table-cell table:style-name="ce164" office:value-type="string" calcext:value-type="string">
            <text:p>OK</text:p>
          </table:table-cell>
          <table:table-cell table:style-name="ce17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8"/>
          <table:table-cell table:style-name="ce156" office:value-type="string" calcext:value-type="string">
            <text:p>Modelo relacional <text:span text:style-name="T149">(dados representados em </text:span><text:span text:style-name="T219">Tabelas</text:span><text:span text:style-name="T214">, [Entidade, atributo e relacionamento], </text:span><text:span text:style-name="T219">chaves primárias </text:span><text:span text:style-name="T214">e </text:span><text:span text:style-name="T219">estrangeiras)</text:span></text:p>
          </table:table-cell>
          <table:table-cell table:style-name="ce164" office:value-type="string" calcext:value-type="string">
            <text:p>OK</text:p>
          </table:table-cell>
          <table:table-cell table:style-name="ce17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8"/>
          <table:table-cell table:style-name="ce156" office:value-type="string" calcext:value-type="string">
            <text:p>Restrições de integridade<text:span text:style-name="T149"> (Domínio, Referencial, Vazio, Chave ou Definida pelo Usuário)</text:span></text:p>
          </table:table-cell>
          <table:table-cell table:style-name="ce164" office:value-type="string" calcext:value-type="string">
            <text:p>OK</text:p>
          </table:table-cell>
          <table:table-cell table:style-name="ce17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8"/>
          <table:table-cell table:style-name="ce156" office:value-type="string" calcext:value-type="string">
            <text:p>Normalização e dependência funcional <text:span text:style-name="T149">(reduzir a redundância de dados para aumentar a integridade e desempenho, 1ª forma normal exige atomicidade)</text:span></text:p>
          </table:table-cell>
          <table:table-cell table:style-name="ce164" office:value-type="string" calcext:value-type="string">
            <text:p>OK</text:p>
          </table:table-cell>
          <table:table-cell table:style-name="ce17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8"/>
          <table:table-cell table:style-name="ce158" office:value-type="string" calcext:value-type="string">
            <text:p><text:span text:style-name="T220">Mapeamento E-R para relacional  </text:span><text:span text:style-name="T221">[</text:span><text:span text:style-name="T222">Entidade</text:span><text:span text:style-name="T223"> </text:span><text:span text:style-name="T224">→</text:span><text:span text:style-name="T223"> </text:span><text:span text:style-name="T225">Tabela]    [</text:span><text:span text:style-name="T222">Atributos</text:span><text:span text:style-name="T223"> </text:span><text:span text:style-name="T224">→</text:span><text:span text:style-name="T223"> </text:span><text:span text:style-name="T225">Colunas/campos]    [</text:span><text:span text:style-name="T222">Relacionamento</text:span><text:span text:style-name="T226"> </text:span><text:span text:style-name="T224">→ </text:span><text:span text:style-name="T226">Cardinalidade]</text:span><text:span text:style-name="T227">   </text:span><text:span text:style-name="T228"> </text:span><text:span text:style-name="T229">[Instância</text:span><text:span text:style-name="T230"> </text:span><text:span text:style-name="T231">→</text:span><text:span text:style-name="T232"> </text:span><text:span text:style-name="T233">Linhas/registros/tuplas]</text:span></text:p>
          </table:table-cell>
          <table:table-cell table:style-name="ce164" office:value-type="string" calcext:value-type="string">
            <text:p>OK</text:p>
          </table:table-cell>
          <table:table-cell table:style-name="ce17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8"/>
          <table:table-cell table:style-name="ce159" office:value-type="string" calcext:value-type="string">
            <text:p>Álgebra relacional. </text:p>
          </table:table-cell>
          <table:table-cell table:style-name="ce164" office:value-type="string" calcext:value-type="string">
            <text:p>OK</text:p>
          </table:table-cell>
          <table:table-cell table:style-name="ce17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8"/>
          <table:table-cell table:style-name="ce159" office:value-type="string" calcext:value-type="string">
            <text:p>Cálculo relacional </text:p>
          </table:table-cell>
          <table:table-cell table:style-name="ce165" office:value-type="string" calcext:value-type="string">
            <text:p>OK</text:p>
          </table:table-cell>
          <table:table-cell table:style-name="ce17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8"/>
          <table:table-cell table:style-name="ce156" office:value-type="string" calcext:value-type="string">
            <text:p>Linguagem SQL: Linguagem de definição de dados (DDL), Linguagem de manipulação de dados (DML)</text:p>
          </table:table-cell>
          <table:table-cell table:style-name="ce166" office:value-type="string" calcext:value-type="string">
            <text:p>OK</text:p>
          </table:table-cell>
          <table:table-cell table:style-name="ce171"/>
          <table:table-cell table:number-columns-repeated="1020"/>
        </table:table-row>
        <table:table-row table:style-name="ro2">
          <table:table-cell table:style-name="ce108"/>
          <table:table-cell table:style-name="ce156" office:value-type="string" calcext:value-type="string">
            <text:p>Conceito de transação<text:span text:style-name="T149"> (executada como tarefa única, seguindo os princípios do ACID; cláusulas Commit, Rollback, begin-end transaction)</text:span></text:p>
          </table:table-cell>
          <table:table-cell table:number-columns-repeated="2" table:style-name="ce16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8"/>
          <table:table-cell table:style-name="ce156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16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8"/>
          <table:table-cell table:style-name="ce159" office:value-type="string" calcext:value-type="string">
            <text:p>Procedimentos armazenados ("Stored Procedures") </text:p>
          </table:table-cell>
          <table:table-cell table:style-name="ce166" office:value-type="string" calcext:value-type="string">
            <text:p>OK</text:p>
          </table:table-cell>
          <table:table-cell table:style-name="ce166"/>
          <table:table-cell table:number-columns-repeated="1020"/>
        </table:table-row>
        <table:table-row table:style-name="ro10">
          <table:table-cell table:style-name="ce108"/>
          <table:table-cell table:style-name="ce159" office:value-type="string" calcext:value-type="string">
            <text:p>Gatilhos ("Triggers") <text:span text:style-name="T149">(stored procedure disparado por evento DML)</text:span></text:p>
          </table:table-cell>
          <table:table-cell table:style-name="ce166" office:value-type="string" calcext:value-type="string">
            <text:p>OK</text:p>
          </table:table-cell>
          <table:table-cell table:style-name="ce166"/>
          <table:table-cell table:number-columns-repeated="1020"/>
        </table:table-row>
        <table:table-row table:style-name="ro11">
          <table:table-cell table:style-name="ce108"/>
          <table:table-cell table:style-name="ce156" office:value-type="string" calcext:value-type="string">
            <text:p><text:span text:style-name="T194">Sistemas Gerenciadores de Banco de Dados: tabelas, visões </text:span><text:span text:style-name="T213">(selects armazenados na memória cache)</text:span><text:span text:style-name="T194">, índices</text:span><text:span text:style-name="T213"> (resumo de grandes tabelas)</text:span><text:span text:style-name="T194">, sequências </text:span><text:span text:style-name="T213">(criam um valor para uma chave primária)</text:span><text:span text:style-name="T194">, sinônimos </text:span><text:span text:style-name="T213">(referencia outro esquema de um BD distribuído)</text:span><text:span text:style-name="T194">, restrições </text:span><text:span text:style-name="T213">(regras para garantir a integridade)</text:span><text:span text:style-name="T194">, dicionário de dados</text:span><text:span text:style-name="T213"> (documento de metadados sobre a estrutura do BD)</text:span><text:span text:style-name="T211">, restrições de integridade </text:span><text:span text:style-name="T213">(domínio, referencial, vazio, chave ou definida pelo usuário)</text:span><text:span text:style-name="T194">, constraints</text:span><text:span text:style-name="T213">(de </text:span><text:span text:style-name="T234">TIPOS, NOT NULL, UNIQUE, PK, FK, DEFAULT, CHECK</text:span><text:span text:style-name="T235">)</text:span><text:span text:style-name="T236">, tipos de dados </text:span><text:span text:style-name="T237">(</text:span><text:span text:style-name="T238">int</text:span><text:span text:style-name="T235">, </text:span><text:span text:style-name="T238">char</text:span><text:span text:style-name="T235">, </text:span><text:span text:style-name="T238">varchar</text:span><text:span text:style-name="T235">, </text:span><text:span text:style-name="T238">float</text:span><text:span text:style-name="T235">, </text:span><text:span text:style-name="T209">date</text:span><text:span text:style-name="T149">)</text:span>, SQL, PL/SQL. <text:span text:style-name="T149">(e Suas cláusulas e funções)</text:span></text:p>
          </table:table-cell>
          <table:table-cell table:number-columns-repeated="2" table:style-name="ce16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8"/>
          <table:table-cell table:style-name="ce159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166" office:value-type="string" calcext:value-type="string">
            <text:p>OK</text:p>
          </table:table-cell>
          <table:table-cell table:style-name="ce166"/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160" office:value-type="string" calcext:value-type="string">
            <text:p>próximos passos a estudar: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s Java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try catch no caderno concurso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HTML (devo continuar curso guanabara pra também já “matar” tópico CSS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XML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Javascript (devo terminar exercícios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(devo revisar exercícios PHP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estudar Ajax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estudar/mergulhar Banco de Dados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ok</text:p>
          </table:table-cell>
          <table:table-cell office:value-type="string" calcext:value-type="string">
            <text:p>estudar Scrum/XP (backlogs,</text:p>
            <text:p>products backlogs, sprint</text:p>
            <text:p>backlogs, products increments)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estudar tópicos verdinhos que sobraram</text:p>
          </table:table-cell>
          <table:table-cell table:number-columns-repeated="1022"/>
        </table:table-row>
        <table:table-row table:style-name="ro10" table:number-rows-repeated="1048488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Prefeitura_2022.C27:Prefeitura_2022.D30 Prefeitura_2022.C2:Prefeitura_2022.D23">
            <calcext:condition calcext:apply-style-name="ConditionalStyle_18" calcext:value="contains-text(&quot;Ok&quot;)" calcext:base-cell-address="Prefeitura_2022.C2"/>
          </calcext:conditional-format>
          <calcext:conditional-format calcext:target-range-address="Prefeitura_2022.C27:Prefeitura_2022.D30 Prefeitura_2022.C2:Prefeitura_2022.D23">
            <calcext:condition calcext:apply-style-name="ConditionalStyle_17" calcext:value="contains-text(&quot;Falta&quot;)" calcext:base-cell-address="Prefeitura_2022.C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6" calcext:value="contains-text(&quot;Ok&quot;)" calcext:base-cell-address="Prefeitura_2022.C3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5" calcext:value="contains-text(&quot;Falta&quot;)" calcext:base-cell-address="Prefeitura_2022.C32"/>
          </calcext:conditional-format>
          <calcext:conditional-format calcext:target-range-address="Prefeitura_2022.D37:Prefeitura_2022.D37">
            <calcext:condition calcext:apply-style-name="ConditionalStyle_12" calcext:value="contains-text(&quot;Ok&quot;)" calcext:base-cell-address="Prefeitura_2022.D37"/>
          </calcext:conditional-format>
          <calcext:conditional-format calcext:target-range-address="Prefeitura_2022.D37:Prefeitura_2022.D37">
            <calcext:condition calcext:apply-style-name="ConditionalStyle_11" calcext:value="contains-text(&quot;Falta&quot;)" calcext:base-cell-address="Prefeitura_2022.D37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6" calcext:value="contains-text(&quot;Ok&quot;)" calcext:base-cell-address="Prefeitura_2022.C55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5" calcext:value="contains-text(&quot;Falta&quot;)" calcext:base-cell-address="Prefeitura_2022.C55"/>
          </calcext:conditional-format>
          <calcext:conditional-format calcext:target-range-address="Prefeitura_2022.C70:Prefeitura_2022.D75 Prefeitura_2022.C60:Prefeitura_2022.C69">
            <calcext:condition calcext:apply-style-name="ConditionalStyle_4" calcext:value="contains-text(&quot;Ok&quot;)" calcext:base-cell-address="Prefeitura_2022.C60"/>
          </calcext:conditional-format>
          <calcext:conditional-format calcext:target-range-address="Prefeitura_2022.C70:Prefeitura_2022.D75 Prefeitura_2022.C60:Prefeitura_2022.C69">
            <calcext:condition calcext:apply-style-name="ConditionalStyle_3" calcext:value="contains-text(&quot;Falta&quot;)" calcext:base-cell-address="Prefeitura_2022.C60"/>
          </calcext:conditional-format>
        </calcext:conditional-formats>
      </table:table>
      <table:table table:name="Semae_2020" table:style-name="ta3">
        <table:table-column table:style-name="co1" table:default-cell-style-name="ce175"/>
        <table:table-column table:style-name="co11" table:default-cell-style-name="ce98"/>
        <table:table-column table:style-name="co12" table:default-cell-style-name="ce199"/>
        <table:table-column table:style-name="co13" table:default-cell-style-name="ce98"/>
        <table:table-column table:style-name="co5" table:number-columns-repeated="1020" table:default-cell-style-name="ce98"/>
        <table:table-row table:style-name="ro9">
          <table:table-cell table:style-name="ce173" office:value-type="string" calcext:value-type="string">
            <text:p>Matéria</text:p>
          </table:table-cell>
          <table:table-cell table:style-name="ce181" office:value-type="string" calcext:value-type="string">
            <text:p>Conteúdo</text:p>
          </table:table-cell>
          <table:table-cell table:style-name="ce196" office:value-type="string" calcext:value-type="string">
            <text:p>Estudo</text:p>
          </table:table-cell>
          <table:table-cell table:style-name="ce200" office:value-type="string" calcext:value-type="string">
            <text:p>Revisão</text:p>
          </table:table-cell>
          <table:table-cell table:style-name="ce181" table:number-columns-repeated="1020"/>
        </table:table-row>
        <table:table-row table:style-name="ro2">
          <table:table-cell table:style-name="ce174" office:value-type="string" calcext:value-type="string" table:number-columns-spanned="1" table:number-rows-spanned="9">
            <text:p>LÍNGUA PORTUGUESA</text:p>
          </table:table-cell>
          <table:table-cell table:style-name="ce183" office:value-type="string" calcext:value-type="string">
            <text:p>1 Leitura e interpretação de <text:span text:style-name="T139">diversos</text:span><text:span text:style-name="T140"> tipos de textos</text:span><text:span text:style-name="T141"> </text:span>(literários e não literários).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3" office:value-type="string" calcext:value-type="string">
            <text:p>2 Sinônimos e antônimos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3" office:value-type="string" calcext:value-type="string">
            <text:p>3 Sentido próprio e figurado das palavras<text:span text:style-name="T144"> (denotativo ou conotativo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3" office:value-type="string" calcext:value-type="string">
            <text:p>4 Pontuação <text:span text:style-name="T144">(Quando usar e não usar a vírgula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3" office:value-type="string" calcext:value-type="string">
            <text:p>5 Classes de palavras.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4" office:value-type="string" calcext:value-type="string">
            <text:p>6 Concordância nominal e verbal.<text:span text:style-name="T144"> (flexão de gênero, número e/ou pessoa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3" office:value-type="string" calcext:value-type="string">
            <text:p>7 Regências nominal e verbal. <text:span text:style-name="T142">(uso de preposições / </text:span><text:span text:style-name="T143">VTD ou VTI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3" office:value-type="string" calcext:value-type="string">
            <text:p>8 Colocação pronominal<text:span text:style-name="T144"> (próclise, ênclise e mesóclise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4" office:value-type="string" calcext:value-type="string">
            <text:p>9 Crase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77" office:value-type="string" calcext:value-type="string" table:number-columns-spanned="1" table:number-rows-spanned="13">
            <text:p>MATEMÁTICA</text:p>
          </table:table-cell>
          <table:table-cell table:style-name="ce185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5" office:value-type="string" calcext:value-type="string">
            <text:p>Representações fracionária ou decimal.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5" office:value-type="string" calcext:value-type="string">
            <text:p>Mínimo múltiplo comum (MMC)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5" office:value-type="string" calcext:value-type="string">
            <text:p>Máximo divisor comum (MDC)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5" office:value-type="string" calcext:value-type="string">
            <text:p>Porcentagem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5" office:value-type="string" calcext:value-type="string">
            <text:p>Razão e proporção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5" office:value-type="string" calcext:value-type="string">
            <text:p>Regra de três simples ou composta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5" office:value-type="string" calcext:value-type="string">
            <text:p>Sistema de equações do 1º grau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5" office:value-type="string" calcext:value-type="string">
            <text:p>Equações do 2º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5" office:value-type="string" calcext:value-type="string">
            <text:p>Grandezas e medidas – quantidade, tempo, comprimento, superfície, capacidade e massa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5" office:value-type="string" calcext:value-type="string">
            <text:p>Relação entre grandezas – tabela ou gráfico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5" office:value-type="string" calcext:value-type="string">
            <text:p>Tratamento da informação – média aritmética simples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/>
          <table:table-cell table:style-name="ce185" office:value-type="string" calcext:value-type="string">
            <text:p>Noções de Geometria – forma, ângulos, área, perímetro, volume, Teoremas de Pitágoras ou de Tales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78" office:value-type="string" calcext:value-type="string" table:number-columns-spanned="1" table:number-rows-spanned="2">
            <text:p><text:span text:style-name="T148">ATUALIDADES</text:span></text:p>
            <text:p/>
          </table:table-cell>
          <table:table-cell table:style-name="ce186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6" office:value-type="string" calcext:value-type="string">
            <text:p>Anúncio remarcando provas publicado dia 30/08. (provavelmente serão questões do primeiro trimestre de 2020)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79" office:value-type="string" calcext:value-type="string" table:number-columns-spanned="1" table:number-rows-spanned="6">
            <text:p>RACIOCÍNIO LÓGICO</text:p>
          </table:table-cell>
          <table:table-cell table:style-name="ce187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7" office:value-type="string" calcext:value-type="string">
            <text:p>Estruturas lógicas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7" office:value-type="string" calcext:value-type="string">
            <text:p>lógicas de argumentação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7" office:value-type="string" calcext:value-type="string">
            <text:p>Diagramas lógicos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7" office:value-type="string" calcext:value-type="string">
            <text:p>Sequências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7" office:value-type="string" calcext:value-type="string">
            <text:p>Operação com conjuntos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80" office:value-type="string" calcext:value-type="string" table:number-columns-spanned="1" table:number-rows-spanned="39">
            <text:p>ESPECÍFICOS</text:p>
          </table:table-cell>
          <table:table-cell table:style-name="ce188" office:value-type="string" calcext:value-type="string">
            <text:p><text:span text:style-name="T170">Algoritmos e estruturas de dados e objetos</text:span><text:span text:style-name="T239"> (</text:span><text:span text:style-name="T240">listas</text:span><text:span text:style-name="T241">: fila, pilha, lista encadeada circular – </text:span><text:span text:style-name="T240">árvore</text:span><text:span text:style-name="T241">, </text:span><text:span text:style-name="T240">hashtables</text:span><text:span text:style-name="T241">, </text:span><text:span text:style-name="T240">grafos</text:span><text:span text:style-name="T241">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Tipos de dados: elementares e estruturados<text:span text:style-name="T157"> (int, float, char, boolean – string, objeto, música, imagens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Estruturas de controle de fluxo: <text:span text:style-name="T158">Condicionais</text:span><text:span text:style-name="T159">(também chamadas de Estruturas de Seleção IF ELSE, SWITCH CASE) e de </text:span><text:span text:style-name="T160">Repetição</text:span><text:span text:style-name="T159">(WHILE, DO-WHILE, FOR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3">
          <table:covered-table-cell/>
          <table:table-cell table:style-name="ce189" office:value-type="string" calcext:value-type="string">
            <text:p>Programação estruturada<text:span text:style-name="T157"> (Sequencial, Condicionais e Iterações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Modularização <text:span text:style-name="T157">(funções e procedimentos: criados para que se tenha organização, compreensão, manutenção, reuso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Acoplamento entre módulos e coesão de módulos<text:span text:style-name="T157"> (o ideal é um sistema com</text:span><text:span text:style-name="T160"> Fraco Acoplamento</text:span><text:span text:style-name="T159"> e</text:span><text:span text:style-name="T160"> Alta Coesão</text:span><text:span text:style-name="T159"> para ter boa manutenibilidade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Procedimentos e sub-rotinas <text:span text:style-name="T145">(palavras-chave: </text:span><text:span text:style-name="T165">void</text:span><text:span text:style-name="T166"> / </text:span><text:span text:style-name="T165">return</text:span><text:span text:style-name="T166">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Chamadas por referência<text:span text:style-name="T157"> (aponta para o endereço de memória ‘&amp;’)</text:span> e valor <text:span text:style-name="T157">(só copia o dado para o parâmetro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8" office:value-type="string" calcext:value-type="string">
            <text:p>Programação por eventos<text:span text:style-name="T145"> (mudança de estado, envio de mensagens ao manipular interfaces gráficas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/>
          <table:table-cell table:style-name="ce188" office:value-type="string" calcext:value-type="string">
            <text:p>Programação orientada a objetos, classes, objetos, métodos, mensagens, herança, polimorfismo, sobrecarga, interfaces e pacotes, tratamento de exceção<text:span text:style-name="T145"> (throw, try catch, finally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0" office:value-type="string" calcext:value-type="string">
            <text:p>HTML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90" office:value-type="string" calcext:value-type="string">
            <text:p>XML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DHTML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0" office:value-type="string" calcext:value-type="string">
            <text:p>Javascript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C#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0" office:value-type="string" calcext:value-type="string">
            <text:p>PHP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JSP<text:span text:style-name="T145"> (Java Server Pages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88" office:value-type="string" calcext:value-type="string">
            <text:p>Servlets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ASP.Net <text:span text:style-name="T145">(Active Server Pages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91" table:number-columns-repeated="2"/>
          <table:table-cell table:style-name="ce201"/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Modelagem UML <text:span text:style-name="T186">(diagramas </text:span><text:span text:style-name="T242">estruturais</text:span><text:span text:style-name="T243"> e </text:span><text:span text:style-name="T242">comportamentais</text:span><text:span text:style-name="T243">)</text:span> e E-R<text:span text:style-name="T186"> (entidade forte ou fraca, cardinalidade dos relacionamentos)</text:span></text:p>
          </table:table-cell>
          <table:table-cell table:style-name="ce197" office:value-type="string" calcext:value-type="string">
            <text:p>OK</text:p>
          </table:table-cell>
          <table:table-cell table:style-name="ce19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Banco de Dados: Conceitos de BD <text:span text:style-name="T145">(hierárquico, rede, relacional e OO)</text:span> e de SGBD, arquitetura de SGBD, Funções básicas de SGBD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<text:span text:style-name="T170">Modelagem de Dados </text:span>(<text:span text:style-name="T186">tipos de modelos: </text:span>Modelo Conceitual<text:span text:style-name="T145">(DER)</text:span>, Modelo Lógico<text:span text:style-name="T145">(ficha da entidade)</text:span>, Modelo Físico<text:span text:style-name="T145">(identificação com tipos e restrições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Modelo entidade relacionamento<text:span text:style-name="T186"> (MER e sua representação gráfica: DER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Modelo relacional <text:span text:style-name="T145">(dados representados em </text:span><text:span text:style-name="T176">Tabelas</text:span><text:span text:style-name="T177">, [Entidade, atributo e relacionamento], </text:span><text:span text:style-name="T176">chaves primárias </text:span><text:span text:style-name="T177">e </text:span><text:span text:style-name="T176">estrangeiras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Restrições de integridade<text:span text:style-name="T145"> (Domínio, Referencial, Vazio, Chave ou Definida pelo Usuário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Normalização e dependência funcional <text:span text:style-name="T145">(reduzir a redundância de dados para aumentar a integridade e desempenho, 1ª forma normal exige atomicidade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92" office:value-type="string" calcext:value-type="string">
            <text:p>Mapeamento E-R para relacional <text:span text:style-name="T145">[</text:span><text:span text:style-name="T176">Entidade</text:span> <text:span text:style-name="T244">→</text:span> <text:span text:style-name="T145">Tabela] [</text:span><text:span text:style-name="T176">Atributos</text:span> <text:span text:style-name="T244">→</text:span> <text:span text:style-name="T145">Colunas/campos] [</text:span><text:span text:style-name="T176">Relacionamento</text:span><text:span text:style-name="T177"> </text:span><text:span text:style-name="T245">→ </text:span><text:span text:style-name="T246">Cardinalidade] [Instância</text:span><text:span text:style-name="T247"> </text:span><text:span text:style-name="T248">→</text:span> <text:span text:style-name="T145">Linhas/registros/tuplas]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90" office:value-type="string" calcext:value-type="string">
            <text:p>Linguagem SQL: Linguagem de definição de dados (DDL), Linguagem de manipulação de dados (DML)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Conceito de transação<text:span text:style-name="T145"> (executada como tarefa única, seguindo os princípios do ACID; cláusulas Commit, Rollback, begin-end transaction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Integridade de dados, concorrência, recuperação, distribuição, replicação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15">
          <table:covered-table-cell/>
          <table:table-cell table:style-name="ce188" office:value-type="string" calcext:value-type="string">
            <text:p><text:span text:style-name="T170">Sistemas Gerenciadores de Banco de Dados: tabelas, visões </text:span><text:span text:style-name="T169">(selects armazenados na memória cache)</text:span><text:span text:style-name="T249">, índices</text:span><text:span text:style-name="T169"> (resumo de grandes tabelas)</text:span><text:span text:style-name="T249">, sequências </text:span><text:span text:style-name="T169">(criam um valor para uma chave primária)</text:span><text:span text:style-name="T249">, sinônimos </text:span><text:span text:style-name="T169">(referencia outro esquema de um BD distribuído)</text:span><text:span text:style-name="T249">, restrições </text:span><text:span text:style-name="T169">(regras para garantir a integridade)</text:span><text:span text:style-name="T249">, dicionário de dados</text:span><text:span text:style-name="T169"> (documento de metadados sobre a estrutura do BD)</text:span>, restrições de integridade <text:span text:style-name="T186">(domínio, referencial, vazio, chave ou definida pelo usuário)</text:span><text:span text:style-name="T249">, constraints</text:span><text:span text:style-name="T169">(de </text:span><text:span text:style-name="T250">TIPOS, NOT NULL, UNIQUE, PK, FK, DEFAULT, CHECK</text:span><text:span text:style-name="T251">)</text:span><text:span text:style-name="T252">, tipos de dados </text:span><text:span text:style-name="T253">(</text:span><text:span text:style-name="T250">int</text:span><text:span text:style-name="T251">, </text:span><text:span text:style-name="T250">char</text:span><text:span text:style-name="T251">, </text:span><text:span text:style-name="T250">varchar</text:span><text:span text:style-name="T251">, </text:span><text:span text:style-name="T250">float</text:span><text:span text:style-name="T251">, </text:span><text:span text:style-name="T254">date</text:span><text:span text:style-name="T255">)</text:span>, SQL, PL/SQL. <text:span text:style-name="T145">(e seus parâmetros)</text:span></text:p>
          </table:table-cell>
          <table:table-cell table:number-columns-repeated="2" table:style-name="ce1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table:number-columns-spanned="3" table:number-rows-spanned="1"/>
          <table:covered-table-cell table:number-columns-repeated="2"/>
          <table:table-cell table:number-columns-repeated="1020"/>
        </table:table-row>
        <table:table-row table:style-name="ro10">
          <table:covered-table-cell/>
          <table:table-cell table:style-name="ce194" office:value-type="string" calcext:value-type="string">
            <text:p>Se sobrar tempo, veja:</text:p>
          </table:table-cell>
          <table:table-cell table:style-name="ce197"/>
          <table:table-cell table:style-name="ce204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95" office:value-type="string" calcext:value-type="string">
            <text:p>Scrum, XP</text:p>
          </table:table-cell>
          <table:table-cell table:style-name="ce197"/>
          <table:table-cell table:style-name="ce204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95" office:value-type="string" calcext:value-type="string">
            <text:p>Arquiteturas de componentes: Microsoft COM, .Net, J2EE.</text:p>
          </table:table-cell>
          <table:table-cell table:style-name="ce197"/>
          <table:table-cell table:style-name="ce204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95" office:value-type="string" calcext:value-type="string">
            <text:p>AJAX</text:p>
          </table:table-cell>
          <table:table-cell table:style-name="ce197"/>
          <table:table-cell table:style-name="ce204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95" office:value-type="string" calcext:value-type="string">
            <text:p>CSS</text:p>
          </table:table-cell>
          <table:table-cell table:style-name="ce197" office:value-type="string" calcext:value-type="string">
            <text:p>OK</text:p>
          </table:table-cell>
          <table:table-cell table:style-name="ce204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covered-table-cell/>
          <table:table-cell table:style-name="ce195" office:value-type="string" calcext:value-type="string">
            <text:p>Programação Web: conceitos fundamentais, persistência, camadas e design patterns.</text:p>
          </table:table-cell>
          <table:table-cell table:style-name="ce197"/>
          <table:table-cell table:style-name="ce204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195" office:value-type="string" calcext:value-type="string">
            <text:p>Web services usando REST, SOAP e WebApi:</text:p>
          </table:table-cell>
          <table:table-cell table:style-name="ce197"/>
          <table:table-cell table:style-name="ce204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195" office:value-type="string" calcext:value-type="string">
            <text:p>Procedimentos armazenados ("Stored Procedures")</text:p>
          </table:table-cell>
          <table:table-cell table:style-name="ce197" office:value-type="string" calcext:value-type="string">
            <text:p>OK</text:p>
          </table:table-cell>
          <table:table-cell table:style-name="ce204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195" office:value-type="string" calcext:value-type="string">
            <text:p>Gatilhos ("Triggers") <text:span text:style-name="T145">(stored procedure disparado por evento DML)</text:span></text:p>
          </table:table-cell>
          <table:table-cell table:style-name="ce197" office:value-type="string" calcext:value-type="string">
            <text:p>OK</text:p>
          </table:table-cell>
          <table:table-cell table:style-name="ce204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195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style-name="ce197"/>
          <table:table-cell table:style-name="ce204" office:value-type="string" calcext:value-type="string">
            <text:p>Falta</text:p>
          </table:table-cell>
          <table:table-cell table:number-columns-repeated="1020"/>
        </table:table-row>
        <table:table-row table:style-name="ro10" table:number-rows-repeated="104850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Calibri11" svg:font-family="Calibri1"/>
    <style:font-face style:name="Calibri2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/>
    <style:font-face style:name="Mono1" svg:font-family="Mono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6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6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6P0"/>
    </number:number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number:date-style style:name="N10109" number:language="pt" number:country="BR">
      <number:day/>
      <number:text>/</number:text>
      <number:month/>
      <number:text>/</number:text>
      <number:year number:style="long"/>
    </number:date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number-style style:name="N10115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5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5P0"/>
    </number:number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</number:text>
      <number:fill-character> </number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0000" style:vertical-align="automatic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num-format="1" style:print-orientation="portrait" fo:margin-top="2cm" fo:margin-bottom="2cm" fo:margin-left="1.3cm" fo:margin-right="1.3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sti</meta:initial-creator>
    <meta:creation-date>2014-12-16T18:10:59Z</meta:creation-date>
    <dc:date>2024-07-16T11:35:59.825000000</dc:date>
    <meta:print-date>2015-04-13T22:24:15Z</meta:print-date>
    <meta:editing-cycles>99</meta:editing-cycles>
    <meta:editing-duration>P2DT18H5M48S</meta:editing-duration>
    <meta:document-statistic meta:table-count="5" meta:cell-count="59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